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25in" fo:margin-left="-0.1in" table:align="left" style:may-break-between-rows="false"/>
    </style:style>
    <style:style style:name="Table1.A" style:family="table-column">
      <style:table-column-properties style:column-width="3.5625in"/>
    </style:style>
    <style:style style:name="Table1.B" style:family="table-column">
      <style:table-column-properties style:column-width="3.4625in"/>
    </style:style>
    <style:style style:name="Table1.1" style:family="table-row">
      <style:table-row-properties fo:keep-together="always"/>
    </style:style>
    <style:style style:name="Table1.A1" style:family="table-cell">
      <style:table-cell-properties fo:padding="0in" fo:border="none"/>
    </style:style>
    <style:style style:name="P1" style:family="paragraph" style:parent-style-name="Standard">
      <style:text-properties officeooo:paragraph-rsid="001bdb1d"/>
    </style:style>
    <style:style style:name="P2" style:family="paragraph" style:parent-style-name="Standard">
      <style:text-properties officeooo:paragraph-rsid="00321513"/>
    </style:style>
    <style:style style:name="P3" style:family="paragraph" style:parent-style-name="Text_20_body">
      <style:text-properties officeooo:paragraph-rsid="001bdb1d"/>
    </style:style>
    <style:style style:name="P4" style:family="paragraph" style:parent-style-name="Text_20_body">
      <style:text-properties officeooo:paragraph-rsid="0020d176"/>
    </style:style>
    <style:style style:name="P5" style:family="paragraph" style:parent-style-name="Text_20_body">
      <style:text-properties officeooo:paragraph-rsid="001df867"/>
    </style:style>
    <style:style style:name="P6" style:family="paragraph" style:parent-style-name="Text_20_body">
      <style:text-properties fo:color="#c9211e" loext:opacity="100%" fo:language="el" fo:country="GR" fo:font-weight="bold" officeooo:rsid="001c018d" officeooo:paragraph-rsid="001c018d" style:font-weight-asian="bold" style:font-weight-complex="bold"/>
    </style:style>
    <style:style style:name="P7" style:family="paragraph" style:parent-style-name="Text_20_body">
      <style:text-properties officeooo:paragraph-rsid="001ff5a7"/>
    </style:style>
    <style:style style:name="P8" style:family="paragraph" style:parent-style-name="Text_20_body">
      <style:text-properties officeooo:paragraph-rsid="0020c6c6"/>
    </style:style>
    <style:style style:name="P9" style:family="paragraph" style:parent-style-name="Text_20_body">
      <style:text-properties officeooo:paragraph-rsid="0021ab94"/>
    </style:style>
    <style:style style:name="P10" style:family="paragraph" style:parent-style-name="Text_20_body">
      <style:text-properties officeooo:paragraph-rsid="0021cb60"/>
    </style:style>
    <style:style style:name="P11" style:family="paragraph" style:parent-style-name="Text_20_body">
      <style:text-properties officeooo:paragraph-rsid="0022fa42"/>
    </style:style>
    <style:style style:name="P12" style:family="paragraph" style:parent-style-name="Text_20_body">
      <style:text-properties officeooo:paragraph-rsid="00237ff0"/>
    </style:style>
    <style:style style:name="P13" style:family="paragraph" style:parent-style-name="Text_20_body">
      <style:text-properties officeooo:paragraph-rsid="0023ad14"/>
    </style:style>
    <style:style style:name="P14" style:family="paragraph" style:parent-style-name="Text_20_body">
      <style:text-properties officeooo:paragraph-rsid="0024989a"/>
    </style:style>
    <style:style style:name="P15" style:family="paragraph" style:parent-style-name="Text_20_body">
      <style:text-properties officeooo:paragraph-rsid="0026b349"/>
    </style:style>
    <style:style style:name="P16" style:family="paragraph" style:parent-style-name="Text_20_body">
      <style:text-properties officeooo:paragraph-rsid="002704fd"/>
    </style:style>
    <style:style style:name="P17" style:family="paragraph" style:parent-style-name="Text_20_body">
      <style:text-properties officeooo:paragraph-rsid="0027881c"/>
    </style:style>
    <style:style style:name="P18" style:family="paragraph" style:parent-style-name="Text_20_body">
      <style:text-properties officeooo:paragraph-rsid="00286772"/>
    </style:style>
    <style:style style:name="P19" style:family="paragraph" style:parent-style-name="Text_20_body">
      <style:text-properties officeooo:paragraph-rsid="0029780f"/>
    </style:style>
    <style:style style:name="P20" style:family="paragraph" style:parent-style-name="Text_20_body">
      <style:text-properties officeooo:paragraph-rsid="002a14a9"/>
    </style:style>
    <style:style style:name="P21" style:family="paragraph" style:parent-style-name="Text_20_body">
      <style:text-properties officeooo:paragraph-rsid="002a8966"/>
    </style:style>
    <style:style style:name="P22" style:family="paragraph" style:parent-style-name="Text_20_body">
      <style:text-properties officeooo:paragraph-rsid="002c6e6f"/>
    </style:style>
    <style:style style:name="P23" style:family="paragraph" style:parent-style-name="Text_20_body">
      <style:text-properties officeooo:paragraph-rsid="002d64f1"/>
    </style:style>
    <style:style style:name="P24" style:family="paragraph" style:parent-style-name="Text_20_body">
      <style:text-properties officeooo:paragraph-rsid="00300d47"/>
    </style:style>
    <style:style style:name="P25" style:family="paragraph" style:parent-style-name="Text_20_body">
      <style:text-properties officeooo:paragraph-rsid="0030db55"/>
    </style:style>
    <style:style style:name="P26" style:family="paragraph" style:parent-style-name="Text_20_body">
      <style:text-properties officeooo:paragraph-rsid="00321513"/>
    </style:style>
    <style:style style:name="P27" style:family="paragraph" style:parent-style-name="Text_20_body">
      <style:text-properties officeooo:paragraph-rsid="003264b7"/>
    </style:style>
    <style:style style:name="P28" style:family="paragraph" style:parent-style-name="Text_20_body">
      <style:text-properties officeooo:paragraph-rsid="0033dbb9"/>
    </style:style>
    <style:style style:name="P29" style:family="paragraph" style:parent-style-name="Text_20_body">
      <style:text-properties officeooo:paragraph-rsid="0034c2f3"/>
    </style:style>
    <style:style style:name="P30" style:family="paragraph" style:parent-style-name="Text_20_body">
      <style:text-properties officeooo:paragraph-rsid="003592ab"/>
    </style:style>
    <style:style style:name="P31" style:family="paragraph" style:parent-style-name="Text_20_body">
      <style:paragraph-properties fo:margin-left="0in" fo:margin-right="0in" fo:margin-top="0in" fo:margin-bottom="0in" style:contextual-spacing="false" fo:text-indent="0in" style:auto-text-indent="false"/>
      <style:text-properties fo:language="el" fo:country="GR" officeooo:rsid="0017e637" officeooo:paragraph-rsid="001c018d"/>
    </style:style>
    <style:style style:name="P32" style:family="paragraph" style:parent-style-name="Text_20_body">
      <style:paragraph-properties fo:margin-left="0in" fo:margin-right="0in" fo:margin-top="0in" fo:margin-bottom="0in" style:contextual-spacing="false" fo:text-indent="0in" style:auto-text-indent="false"/>
      <style:text-properties officeooo:paragraph-rsid="0027881c"/>
    </style:style>
    <style:style style:name="P33" style:family="paragraph" style:parent-style-name="Standard">
      <style:text-properties officeooo:paragraph-rsid="00392e29"/>
    </style:style>
    <style:style style:name="P34" style:family="paragraph" style:parent-style-name="Text_20_body">
      <style:text-properties officeooo:paragraph-rsid="003907c4"/>
    </style:style>
    <style:style style:name="P35" style:family="paragraph" style:parent-style-name="Text_20_body">
      <style:text-properties officeooo:paragraph-rsid="00392e29"/>
    </style:style>
    <style:style style:name="P36" style:family="paragraph" style:parent-style-name="Text_20_body">
      <style:text-properties officeooo:paragraph-rsid="0020c6c6"/>
    </style:style>
    <style:style style:name="P37" style:family="paragraph" style:parent-style-name="Text_20_body">
      <style:text-properties officeooo:paragraph-rsid="00398803"/>
    </style:style>
    <style:style style:name="P38" style:family="paragraph" style:parent-style-name="Text_20_body">
      <style:text-properties officeooo:paragraph-rsid="003a231d"/>
    </style:style>
    <style:style style:name="P39" style:family="paragraph" style:parent-style-name="Text_20_body">
      <style:text-properties officeooo:paragraph-rsid="003bf977"/>
    </style:style>
    <style:style style:name="P40" style:family="paragraph" style:parent-style-name="Text_20_body">
      <style:paragraph-properties fo:margin-left="0in" fo:margin-right="0in" fo:margin-top="0in" fo:margin-bottom="0in" style:contextual-spacing="false" fo:text-indent="0in" style:auto-text-indent="false"/>
    </style:style>
    <style:style style:name="P41" style:family="paragraph" style:parent-style-name="Text_20_body">
      <style:paragraph-properties fo:margin-left="0in" fo:margin-right="0in" fo:margin-top="0in" fo:margin-bottom="0in" style:contextual-spacing="false" fo:text-indent="0in" style:auto-text-indent="false"/>
      <style:text-properties officeooo:paragraph-rsid="003a231d"/>
    </style:style>
    <style:style style:name="P42" style:family="paragraph" style:parent-style-name="Text_20_body">
      <style:paragraph-properties fo:margin-left="0in" fo:margin-right="0in" fo:margin-top="0in" fo:margin-bottom="0in" style:contextual-spacing="false" fo:text-indent="0in" style:auto-text-indent="false"/>
      <style:text-properties officeooo:paragraph-rsid="003bf977"/>
    </style:style>
    <style:style style:name="T1" style:family="text">
      <style:text-properties officeooo:rsid="001c018d"/>
    </style:style>
    <style:style style:name="T2" style:family="text">
      <style:text-properties fo:language="en" fo:country="US"/>
    </style:style>
    <style:style style:name="T3" style:family="text">
      <style:text-properties fo:language="el" fo:country="GR"/>
    </style:style>
    <style:style style:name="T4" style:family="text">
      <style:text-properties fo:language="el" fo:country="GR" officeooo:rsid="0021ab94"/>
    </style:style>
    <style:style style:name="T5" style:family="text">
      <style:text-properties officeooo:rsid="00237ff0"/>
    </style:style>
    <style:style style:name="T6" style:family="text">
      <style:text-properties officeooo:rsid="0023ad14"/>
    </style:style>
    <style:style style:name="T7" style:family="text">
      <style:text-properties officeooo:rsid="0024989a"/>
    </style:style>
    <style:style style:name="T8" style:family="text">
      <style:text-properties officeooo:rsid="00255b75"/>
    </style:style>
    <style:style style:name="T9" style:family="text">
      <style:text-properties officeooo:rsid="0026b349"/>
    </style:style>
    <style:style style:name="T10" style:family="text">
      <style:text-properties officeooo:rsid="002704fd"/>
    </style:style>
    <style:style style:name="T11" style:family="text">
      <style:text-properties officeooo:rsid="0027881c"/>
    </style:style>
    <style:style style:name="T12" style:family="text">
      <style:text-properties officeooo:rsid="00286772"/>
    </style:style>
    <style:style style:name="T13" style:family="text">
      <style:text-properties officeooo:rsid="0029780f"/>
    </style:style>
    <style:style style:name="T14" style:family="text">
      <style:text-properties officeooo:rsid="002d64f1"/>
    </style:style>
    <style:style style:name="T15" style:family="text">
      <style:text-properties officeooo:rsid="00300d47"/>
    </style:style>
    <style:style style:name="T16" style:family="text">
      <style:text-properties officeooo:rsid="0030db55"/>
    </style:style>
    <style:style style:name="T17" style:family="text">
      <style:text-properties officeooo:rsid="003264b7"/>
    </style:style>
    <style:style style:name="T18" style:family="text">
      <style:text-properties officeooo:rsid="003907c4"/>
    </style:style>
    <style:style style:name="T19" style:family="text">
      <style:text-properties officeooo:rsid="00392e29"/>
    </style:style>
    <style:style style:name="T20" style:family="text">
      <style:text-properties officeooo:rsid="00398803"/>
    </style:style>
    <style:style style:name="T21" style:family="text">
      <style:text-properties officeooo:rsid="003a231d"/>
    </style:style>
    <style:style style:name="T22" style:family="text">
      <style:text-properties officeooo:rsid="003bf9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31">ΒΙΒΛΟΣ <text:span text:style-name="T1">Β</text:span></text:p>
              <text:p text:style-name="P3">ΠΕΡΙ ΤΗΣ ΥΑΛΟΥ ΤΗΣ ΗΦΑΝΙΣΜΕΝΗΣ 15</text:p>
            </table:table-cell>
            <table:table-cell table:style-name="Table1.A1" office:value-type="string">
              <text:p text:style-name="P6">Βοοκ 2<text:line-break/><text:span text:style-name="T2">Concerning The Vanishing Glass.</text:span></text:p>
            </table:table-cell>
          </table:table-row>
        </table:table-header-rows>
        <table:table-row table:style-name="Table1.1">
          <table:table-cell table:style-name="Table1.A1" office:value-type="string">
            <text:p text:style-name="P4">δέκατον μὲν <text:span text:style-name="T1">ἔ</text:span>τος τόδ’ ἐπεὶ οἱ Δούρσλειοι τὸ παιδίον ἐκεῖνο τὸ ἀδελφιδοῦν ἐν προθύροις ηὑρήκεσαν· εὕροις δ’ ἂν σύ τὴν τῶν μυρσίνων ὁδὸν <text:span text:style-name="T4">ἤ</text:span><text:span text:style-name="T3"> </text:span>τι ἢ οὐδέν μετηλλαγμένην.</text:p>
          </table:table-cell>
          <table:table-cell table:style-name="Table1.A1" office:value-type="string">
            <text:p text:style-name="P7">Nearly ten years had passed since the Dursleys had woken up to find their nephew on the front step, but Privet Drive had hardly changed at all. </text:p>
          </table:table-cell>
        </table:table-row>
        <table:table-row table:style-name="Table1.1">
          <table:table-cell table:style-name="Table1.A1" office:value-type="string">
            <text:p text:style-name="P10">παρὼν γὰρ ἅμ’ ἡλίῳ ἀνέχοντι ἴδοις ἂν ἐπὶ ταύτό καὶ πρὸ τοῦ τό εὐκόσμιον τὸ τῶν κήπων καί ἐπὶ ταύτὸ τὸ στίλβον τὸ τοῦ τέτταρες - χαλκοῦς γὰρ ἦν ὁ ἀριθμὸς ὁ ἐν θύρᾳ ἐγκεχαραγμένος - καὶ ἐπὶ ταύτὸ τὸ δωμάτιον αὐτὸ ἔνθα ἐκείνῃ τῇ νυκτὶ ὁ Δούρσλειος δύσφημον τὸν λόγον τὸν περὶ γλαυκῶν ἤκουσεν.</text:p>
          </table:table-cell>
          <table:table-cell table:style-name="Table1.A1" office:value-type="string">
            <text:p text:style-name="P9">The sun rose on the same tidy front gardens and lit up the brass number four on the Dursleys' front door; it crept into their living room, which was almost exactly the same as it had been on the night when Mr. Dursley had seen that fateful news report about the owls. </text:p>
          </table:table-cell>
        </table:table-row>
        <table:table-row table:style-name="Table1.1">
          <table:table-cell table:style-name="Table1.A1" office:value-type="string">
            <text:p text:style-name="P10">πλὴν ἀλλ’ ἐξετάσας τὰς παρ’ ἑστίᾳ φωτογραφίας μάθοις ἂν χρόνον ὡς μακρὸν ἐπιγενόμενον·</text:p>
          </table:table-cell>
          <table:table-cell table:style-name="Table1.A1" office:value-type="string">
            <text:p text:style-name="P9">Only the photographs on the mantelpiece really showed how much time had passed.</text:p>
          </table:table-cell>
        </table:table-row>
        <table:table-row table:style-name="Table1.1">
          <table:table-cell table:style-name="Table1.A1" office:value-type="string">
            <text:p text:style-name="P10">τότε μὲν γὰρ σφαῖράν τινα εἰκάζοις ἂν γέγραφθαι ἐν ταῖς γραφαῖς μεγάλην καὶ ὑπέρυθρον οἵαν οἱ ἐν παραλίᾳ παίζοντες φιλοῦσι βάλλειν ἀλλήλοις, καὶ ταύτην τὴν σφαῖραν πῖλον ἄλλον ἄλλοτε μαλλωτόν φορεῖν.</text:p>
          </table:table-cell>
          <table:table-cell table:style-name="Table1.A1" office:value-type="string">
            <text:p text:style-name="P9">Ten years ago, there had been lots of pictures of what looked like a large pink beach ball wearing different-colored bonnets -- </text:p>
          </table:table-cell>
        </table:table-row>
        <table:table-row table:style-name="Table1.1">
          <table:table-cell table:style-name="Table1.A1" office:value-type="string">
            <text:p text:style-name="P11"><text:s/>νῦν δέ τοῦ Δουδλίου οὐκέτι νηπίου ὄντος παῖδα γνωρίζοις ἂν γεγραμμένον μέγαν καὶ λευκότριχα ποτὲ μὲν ἐπὶ δικύκλου πρῶτον ἱππεύοντα, ποτέ δέ παν-ηγυρίζοντα ἐφ’ ἵππου ξυλίνου αἰωρούμενον, ποτὲ δὲ ἀνταγωνιζομ-ένου τοῦ πατρὸς παιδιὰν ἐν ὑπολογιστῇ ἠλεκτρονικῴ παίζοντα, ποτὲ δ’ αὖ ὑπὸ μητρὸς περιβαλλόμενον καὶ προσφιλούμενον.</text:p>
          </table:table-cell>
          <table:table-cell table:style-name="Table1.A1" office:value-type="string">
            <text:p text:style-name="P11">but Dudley Dursley was no longer a baby, and now the photographs showed a large blond boy riding his first bicycle, on a carousel at the fair, playing a computer game with his father, being hugged and kissed by his mother. </text:p>
          </table:table-cell>
        </table:table-row>
        <table:table-row table:style-name="Table1.1">
          <table:table-cell table:style-name="Table1.A1" office:value-type="string">
            <text:p text:style-name="P11"><text:s/>ἀλλ’ οὐδέν ἐν τῶδε τῷ δωματίῳ ἴδοις ἂν σημεῖον ἄλλου τινὸς παιδὸς ε”νθα ἐνοικοῦντος.</text:p>
          </table:table-cell>
          <table:table-cell table:style-name="Table1.A1" office:value-type="string">
            <text:p text:style-name="P9">The room held no sign at all that another boy lived in the house, too. </text:p>
          </table:table-cell>
        </table:table-row>
        <table:table-row table:style-name="Table1.1">
          <table:table-cell table:style-name="Table1.A1" office:value-type="string">
            <text:p text:style-name="P11">καίτοι ὁ ’Άρειος Ποτῆρ ε”τι παρὼν ὕπνου νῦν δὴ ἀπολαύει οὐ χρονίου ἐσομένου· τῆς γὰρ Πετουνίας ἤδη ἐγρηγορυίας ὀξεῖα ἡ φώνη θόρυβον ἑωθινὸν παρεῖχεν.</text:p>
          </table:table-cell>
          <table:table-cell table:style-name="Table1.A1" office:value-type="string">
            <text:p text:style-name="P9">Yet Harry Potter was still there, asleep at the moment, but not for long. His Aunt Petunia was awake and it was her shrill voice that made the first noise of the day. </text:p>
          </table:table-cell>
        </table:table-row>
        <table:table-row table:style-name="Table1.1">
          <table:table-cell table:style-name="Table1.A1" office:value-type="string">
            <text:p text:style-name="P11">ἡ δέ κελεύουσα Ἂνα, ἔφη, ἐξεγείρου. </text:p>
          </table:table-cell>
          <table:table-cell table:style-name="Table1.A1" office:value-type="string">
            <text:p text:style-name="P9">"Up! Get up! Now!" </text:p>
          </table:table-cell>
        </table:table-row>
        <table:table-row table:style-name="Table1.1">
          <table:table-cell table:style-name="Table1.A1" office:value-type="string">
            <text:p text:style-name="P11">ἐκείνου δ’ εὐθὺς ἐγερθέν-τος, κόψασα πάλιν τὴν θύραν ’Ἁνα, ε”φη κεκραγυῖα.</text:p>
          </table:table-cell>
          <table:table-cell table:style-name="Table1.A1" office:value-type="string">
            <text:p text:style-name="P12">Harry woke with a start. His aunt rapped on the door again. <text:span text:style-name="T5">Up!" she screeched.</text:span></text:p>
          </table:table-cell>
        </table:table-row>
        <text:soft-page-break/>
        <table:table-row table:style-name="Table1.1">
          <table:table-cell table:style-name="Table1.A1" office:value-type="string">
            <text:p text:style-name="P12">ὁ δ’ ἤκουε πρῶτον μὲν αὐτῆς βαδιζούσης πρὸς τὸ ὀπτάνιον, ε”πειτα δέ τοῦ τηγάνου ἐφ’ ἑστίαν προσθεμένου. ὕπτιος δ’ ἀνατε-τραμμένος, εἰς μνήμην ἀνελάμβανε τὸ νῦν ἐνύπνιον καλὸν γενομένου, ὡς δικύκλου αὐτοκινήτου πέρι αἰωρουμένου· παράδοξα δ’ ἐδόκει τὰ τοιαῦτα καὶ πρότερον ὀνειροπολῆσαι.</text:p>
          </table:table-cell>
          <table:table-cell table:style-name="Table1.A1" office:value-type="string">
            <text:p text:style-name="P9">Harry heard her walking toward the kitchen and then the sound of the frying pan being put on the stove. He rolled onto his back and tried to remember the dream he had been having. It had been a good one. There had been a flying motorcycle in it. He had a funny feeling he'd had the same dream before. </text:p>
          </table:table-cell>
        </table:table-row>
        <table:table-row table:style-name="Table1.1">
          <table:table-cell table:style-name="Table1.A1" office:value-type="string">
            <text:p text:style-name="P12">τὸ δέ γύναιον πρὸ τῆς θύρας πάλιν ἑστηκυῖα Ἆρα ἐκ κοίτης, ἔφη.</text:p>
          </table:table-cell>
          <table:table-cell table:style-name="Table1.A1" office:value-type="string">
            <text:p text:style-name="P12">His aunt was back outside the door. "Are you up yet?" she demanded. </text:p>
          </table:table-cell>
        </table:table-row>
        <table:table-row table:style-name="Table1.1">
          <table:table-cell table:style-name="Table1.A1" office:value-type="string">
            <text:p text:style-name="P12">Σχεδόν, ε”φη ὁ ’Ἀρειος Ποτῆρ.</text:p>
          </table:table-cell>
          <table:table-cell table:style-name="Table1.A1" office:value-type="string">
            <text:p text:style-name="P9">"Nearly," said Harry. </text:p>
          </table:table-cell>
        </table:table-row>
        <table:table-row table:style-name="Table1.1">
          <table:table-cell table:style-name="Table1.A1" office:value-type="string">
            <text:p text:style-name="P12">Ἐπείγου δῆτα. ἐθέλω γὰρ σέ ἐφίστασθαι τοῖς κρέασι τηγανιζομ-ένοις. ὅπως μὴ σύ διακαύσεις αὐτά. ἀμεμπτὰ γὰρ θέλω ἅπαντα τήμερον, ἀγόντων ἡμῶν τὰ γενέθλια τὰ τοῦ ἡμετέρου Δουδλιδίου τηλυγέτου.</text:p>
          </table:table-cell>
          <table:table-cell table:style-name="Table1.A1" office:value-type="string">
            <text:p text:style-name="P9">"Well, get a move on, I want you to look after the bacon. And don't you dare let it burn, I want everything perfect on Duddy's birthday." </text:p>
          </table:table-cell>
        </table:table-row>
        <table:table-row table:style-name="Table1.1">
          <table:table-cell table:style-name="Table1.A1" office:value-type="string">
            <text:p text:style-name="P12">ἀνοιμώξαντος δ’ ἐκείνου Τί εἶπας, ε”φη διὰ τῆς θύρας ε”τι κεκλειμένης σχετλιάζουσα.</text:p>
          </table:table-cell>
          <table:table-cell table:style-name="Table1.A1" office:value-type="string">
            <text:p text:style-name="P12">Harry groaned. "What did you say?" his aunt snapped through the door. </text:p>
          </table:table-cell>
        </table:table-row>
        <table:table-row table:style-name="Table1.1">
          <table:table-cell table:style-name="Table1.A1" office:value-type="string">
            <text:p text:style-name="P12">ὁ δέ Οὐδέν φὰς ἐνθυμεῖται ὅπως δή ποτε λέληθεν ἡ τοῦ Δουδλίου γενέθλιος ἡμέρα ἥδη ἐπιγενομένη. </text:p>
          </table:table-cell>
          <table:table-cell table:style-name="Table1.A1" office:value-type="string">
            <text:p text:style-name="P12">"Nothing, nothing..." Dudley's birthday -- how could he have forgotten? </text:p>
          </table:table-cell>
        </table:table-row>
        <table:table-row table:style-name="Table1.1">
          <table:table-cell table:style-name="Table1.A1" office:value-type="string">
            <text:p text:style-name="P5">βραδέως δ’ οὖν ἐξ εὐνῆςἀναστὰς ηὕρισκε τὰ ποδεῖα, ὧν καὶ ε”τυχε δυοῖν κάτωθεν κειμένωνκαὶ ἀράχνην ε”νδοθεν ἐκβαλὼν ἐνδύει. ταῖς γὰρ ἀράχναις συνήθηςἐγένετο ἅτε πολλῶν δὴ ἐνοικουσών τῷ σκευοφυλακίῳ τῷ ὑπὸ τῇκλίμακι ὅπου ἔδει καθεύδειν.</text:p>
            <text:p text:style-name="P5"/>
          </table:table-cell>
          <table:table-cell table:style-name="Table1.A1" office:value-type="string">
            <text:p text:style-name="P9">Harry got slowly out of bed and started looking for socks. He found a pair under his bed and, after pulling a spider off one of them, put them on. Harry was used to spiders, because the cupboard under the stairs was full of them, and that was where he slept. </text:p>
          </table:table-cell>
        </table:table-row>
        <text:soft-page-break/>
        <table:table-row table:style-name="Table1.1">
          <table:table-cell table:style-name="Table1.A1" office:value-type="string">
            <text:p text:style-name="P4">καί τὴν ἐσθῆτα ἐνδεδυκὼς κατὰ τὴν διοδὸν ἦλθεν εἷς τὸ ὀπτάνιον,<text:span text:style-name="T6"> </text:span>αὐτὴ δέ ἡ τράπεζα μόνον οὐκ ἠφάνιστο γέμουσα τὰ τῷ Δουδλίῳ<text:span text:style-name="T6"> </text:span>δεδομένων γενέθλιον ἄγοντι ἡμέραν. ὁ δ’ εἰλήφει, ὡς δοκεῖν, οὐ<text:span text:style-name="T6"> </text:span>μόνον τὸν ἠλεκτρονικόν ὑπολογιστὴν τὸν καινότερον οὗ μάλιστ’<text:span text:style-name="T6"> </text:span>ἐγλίχετο, ἀλλὰ καί τὸ τηλεοπτικόν τέχνημα τὸ ἕτερον, καί δὴ καὶτὸν<text:span text:style-name="T6"> </text:span>ἀγωνιστικὸν δίκυκλον. ἀλλὰ διὰ τί τοῦτόν γε ποθοίη πάνυ ἠγνόει ὁ<text:span text:style-name="T6"> </text:span>’Άρειος - ἦν γὰρ ἐκεῖνος τὸ σῶμα παχύτατος καὶ τὸ γυμνάζεσθαι<text:span text:style-name="T6"> </text:span>περὶ ὀλίγου ἐποιεῖτο, μή γε μετέχον τοῦ πὺξ πατάξαι τινά. </text:p>
            <text:p text:style-name="P4"/>
          </table:table-cell>
          <table:table-cell table:style-name="Table1.A1" office:value-type="string">
            <text:p text:style-name="P9">When he was dressed he went down the hall into the kitchen. The table was almost hidden beneath all Dudley's birthday presents. It looked as though Dudley had gotten the new computer he wanted, not to mention the second television and the racing bike. Exactly why Dudley wanted a racing bike was a mystery to Harry, as Dudley was very fat and hated exercise -- unless of course it involved punching somebody. <text:s/></text:p>
          </table:table-cell>
        </table:table-row>
        <table:table-row table:style-name="Table1.1">
          <table:table-cell table:style-name="Table1.A1" office:value-type="string">
            <text:p text:style-name="P13">πρός γὰρ<text:span text:style-name="T6"> </text:span>ἄλλους τε τὴν πυγμὴν ἐκεῖνον ἀσκῆσαι φίλειν καὶπρὸς αὐτόν, οὐ μὴν<text:span text:style-name="T6"> </text:span>οὐδὲ πολλάκις ξυλλαβεῖν Ἄρειον μικρὸν μὲν ὄντα δρομικὸν δ’ ὅμως.</text:p>
          </table:table-cell>
          <table:table-cell table:style-name="Table1.A1" office:value-type="string">
            <text:p text:style-name="P13">Dudley's favorite punching bag was Harry, but he couldn't often catch him. Harry didn't look it, but he was very fast.</text:p>
          </table:table-cell>
        </table:table-row>
        <table:table-row table:style-name="Table1.1">
          <table:table-cell table:style-name="Table1.A1" office:value-type="string">
            <text:p text:style-name="P13">ἀλλ’ ἴσως διὰ τὸ πόλλ’ ε”τη σκοταῖος διατρίψαι ἐν σκευοφυλακίῳ, μικρός τ’ ῆν ὁ Ἄρειος καί λεπτὸς τοῖς ἡλικιώταις παρακείμενος·</text:p>
          </table:table-cell>
          <table:table-cell table:style-name="Table1.A1" office:value-type="string">
            <text:p text:style-name="P13">Perhaps it had something to do with living in a dark cupboard, but Harry had always been small and skinny for his age.</text:p>
          </table:table-cell>
        </table:table-row>
        <table:table-row table:style-name="Table1.1">
          <table:table-cell table:style-name="Table1.A1" office:value-type="string">
            <text:p text:style-name="P13"><text:s/>καὶ πολλῷ μικρότερος ἐφαίνετο ὅτι ἔδει φορεῖν τὰ σαθρὰ ἱμάτια ἃ ὁ Δούδλιος ἀπέρριψε τὸ μέγεθος ὢν τετραπλάσιος.</text:p>
          </table:table-cell>
          <table:table-cell table:style-name="Table1.A1" office:value-type="string">
            <text:p text:style-name="P13">He looked even smaller and skinnier than he really was because all he had to wear were old clothes of Dudley's, and Dudley was about four times bigger than he was. </text:p>
          </table:table-cell>
        </table:table-row>
        <table:table-row table:style-name="Table1.1">
          <table:table-cell table:style-name="Table1.A1" office:value-type="string">
            <text:p text:style-name="P14">ἰσχνὸς δ’ ἐφαίνετο τὴν ὄψιν, καὶ τᾶλλα λεπτοσκελὴς καὶ μελανόθριξ καὶ γλαυκόμματος. γογγύλα δ’ ἐφόρει τὰ δίοπτρα, καὶ ταῦτα ταινίᾳ ἀνορθωθέντα κολλητικῄ ὡς πολλάκις διαρραγέντα ὑπὸ τοῦ Δουδ-λίου πατάξαντος τὴν ῥῖνα αὐτοῦ.</text:p>
          </table:table-cell>
          <table:table-cell table:style-name="Table1.A1" office:value-type="string">
            <text:p text:style-name="P14">Harry had a thin face, knobbly knees, black hair, and bright green eyes. He wore round glasses held together with a lot of Scotch tape because of all the times Dudley had punched him on the nose.</text:p>
          </table:table-cell>
        </table:table-row>
        <table:table-row table:style-name="Table1.1">
          <table:table-cell table:style-name="Table1.A1" office:value-type="string">
            <text:p text:style-name="P14">ὥστε τέλεον ἄμορφος ἐδόκει εἀυτῲ πλὴν ἀλλ’ οὐλὴν οὐκ ἀτερπῆ εἶχεν ὀλίγον ἀστραπῆς διαφέρουσαν.</text:p>
          </table:table-cell>
          <table:table-cell table:style-name="Table1.A1" office:value-type="string">
            <text:p text:style-name="P14">The only thing Harry liked about his own appearance was a very thin scar on his forehead that was shaped like a bolt of lightning.</text:p>
          </table:table-cell>
        </table:table-row>
        <text:soft-page-break/>
        <table:table-row table:style-name="Table1.1">
          <table:table-cell table:style-name="Table1.A1" office:value-type="string">
            <text:p text:style-name="P14">ταύτην γὰρ ἐξ ἀρχῆς ἔχων συνῄδει· ἐρομένῳ δέ ποτε τί παθῶν εἴληφεν αὐτήν - τοῦτο γὰρ τὸ ἐρώτημα πρῶτον ἤρετο, ὡς οἴεται - ῆ Πετουνία Τότ’ ἐτραυματίσθης ὅθ’ οἱ τοκεῖς ἀπέθανον ἐν συγκρούσει αὐτοκινήτων.<text:span text:style-name="T7"> <text:s/>ἀλλ’ οὐ θέμις ἀνιστορεῖν περὶ ταῦτα.</text:span></text:p>
          </table:table-cell>
          <table:table-cell table:style-name="Table1.A1" office:value-type="string">
            <text:p text:style-name="P14">He had had it as long as he could remember, and the first question he could ever remember asking his Aunt Petunia was how he had gotten it. "In the car crash when your parents died," she had said. "And don't ask questions."</text:p>
          </table:table-cell>
        </table:table-row>
        <table:table-row table:style-name="Table1.1">
          <table:table-cell table:style-name="Table1.A1" office:value-type="string">
            <text:p text:style-name="P15">τὸ γὰρ μὴ ἱστορεῖν ἐκεῖνο ε”γνω εἶναι τὸ ἒν μέγα τῷ παρὰ<text:span text:style-name="T8"> </text:span>τοῖς Δουρσλείοις ἡσυχίαν ἄγειν βουλομένῳ.</text:p>
          </table:table-cell>
          <table:table-cell table:style-name="Table1.A1" office:value-type="string">
            <text:p text:style-name="P15">Don't ask questions -- that was the first rule for a quiet life with the Dursleys.</text:p>
          </table:table-cell>
        </table:table-row>
        <table:table-row table:style-name="Table1.1">
          <table:table-cell table:style-name="Table1.A1" office:value-type="string">
            <text:p text:style-name="P15">ἐνταῦθα δὴ ὁ Δούρσλειος εἰσελθὼν χαίρειν μὲν οὐ προσεῖπεν<text:span text:style-name="T8"> </text:span>αὐτόν - ὁ δέ τόμους κρέως χοιρείου μαγειρικῶς ἔτρεπεν ὅπως μὴ<text:span text:style-name="T8"> </text:span>καύσηται - κτενίσασθαι μέντοι,<text:span text:style-name="T8"> </text:span>καί εἰς κουρεῖον ἐλθεῖν ἇνὰ πᾶσαν ἑβδομάδα ἀφ’ ἐφημερίδος<text:span text:style-name="T8"> </text:span>ἀνακύψας μεγάλῃ τῇ φωνῇ ἐκέλευεν αὐτόν. </text:p>
          </table:table-cell>
          <table:table-cell table:style-name="Table1.A1" office:value-type="string">
            <text:p text:style-name="P15">Uncle Vernon entered the kitchen as Harry was turning over the bacon. "Comb your hair!" he barked, by way of a morning greeting.<text:span text:style-name="T9"> About once a week, Uncle Vernon looked over the top of his newspaper and shouted that Harry needed a haircut.</text:span></text:p>
          </table:table-cell>
        </table:table-row>
        <table:table-row table:style-name="Table1.1">
          <table:table-cell table:style-name="Table1.A1" office:value-type="string">
            <text:p text:style-name="P15">τὰ μέν γὰρ τοῦ κουρέως<text:span text:style-name="T8"> </text:span>πολλαπλασίως ἁπάντων ε”πασχε τῶν συμμαθητῶν, ἐλυσιτέλει δ’<text:span text:style-name="T8"> </text:span>οὐδέν· τὰς γὰρ τρίχας χύδην ἀεὶ ἔφυον.</text:p>
          </table:table-cell>
          <table:table-cell table:style-name="Table1.A1" office:value-type="string">
            <text:p text:style-name="P15">Harry must have had more haircuts than the rest of the boys in his class put together, but it made no difference, his hair simply grew that way -- all over the place.</text:p>
          </table:table-cell>
        </table:table-row>
        <table:table-row table:style-name="Table1.1">
          <table:table-cell table:style-name="Table1.A1" office:value-type="string">
            <text:p text:style-name="P15">τηγανίζοντος δ’ αὐτοῦ τὰ ᾠά, εἰσῄει εἷς τὸ ὀπτάνιον ὁ θεσπέσιος<text:span text:style-name="T8"> </text:span>Δούδλιος μετὰ τῆς μητρός, οὗτος δὲ τῷ πατρὶ παντελῶς ὁμοῖος ἦν<text:span text:style-name="T8"> </text:span>τὸ εἶδος. τὴν μὲν γὰρ ὄψιν εἶχε μεγάλην τε και ἐρυθράν·<text:span text:style-name="T9"> τὸν δ’</text:span><text:span text:style-name="T8"> </text:span><text:span text:style-name="T9">αὐχένα ἄδηλον μόλις κεχωρισμένον τῆς κεφαλῆς ἂν εἴποις. οἱ δ’</text:span><text:span text:style-name="T8"> </text:span><text:span text:style-name="T9">ὀφθαλμοὶ μικροὶ καὶ ἅχροι· τὴν δε κόμην πυκνήν τ’ οὖσαν καὶ</text:span><text:span text:style-name="T8"> </text:span><text:span text:style-name="T9">ξανθὴν λιπαρὰν ἀεὶ παρεῖχε καὶ ὁμαλῶς</text:span><text:span text:style-name="T8"> </text:span><text:span text:style-name="T9">ἐκτενισμένην ἐπὶ τῇ κεφαλῇ</text:span><text:span text:style-name="T8"> </text:span><text:span text:style-name="T9">παχείᾳ καί σαρκίνῃ.</text:span></text:p>
          </table:table-cell>
          <table:table-cell table:style-name="Table1.A1" office:value-type="string">
            <text:p text:style-name="P15">Harry was frying eggs by the time Dudley arrived in the kitchen with his mother. Dudley looked a lot like Uncle Vernon. He had a large pink face, not much neck, small, watery blue eyes, and thick blond hair that lay smoothly on his thick, fat head.</text:p>
          </table:table-cell>
        </table:table-row>
        <table:table-row table:style-name="Table1.1">
          <table:table-cell table:style-name="Table1.A1" office:value-type="string">
            <text:p text:style-name="P15">καὶ πολλάκις δὴ ἡ μὲν Πετουνία ᾕκαζεν αὐτὸν<text:span text:style-name="T8"> </text:span>πρὸς Ἐρώτιόν τι νήπιον, ὁ δ”Άρειος πρὸς δελφάκιον ἐν φενάκῃ.</text:p>
          </table:table-cell>
          <table:table-cell table:style-name="Table1.A1" office:value-type="string">
            <text:p text:style-name="P15">Aunt Petunia often said that Dudley looked like a baby angel -- Harry often said that Dudley looked like a pig in a wig.</text:p>
          </table:table-cell>
        </table:table-row>
        <table:table-row table:style-name="Table1.1">
          <table:table-cell table:style-name="Table1.A1" office:value-type="string">
            <text:p text:style-name="P16">τὰ δ’ οὖν τοῦ ἀρίστου ὠπτημένα ἐπὶ λοπάδας πρὸς τὴν τράπεζαν<text:span text:style-name="T10"> </text:span>μόλις κατέθηκεν, ὅπερ οὐ ῥᾴδιον ἦν, αὐτῆς δὴ γεμούσης πολλῶν<text:span text:style-name="T10"> </text:span>χρημάτων.</text:p>
          </table:table-cell>
          <table:table-cell table:style-name="Table1.A1" office:value-type="string">
            <text:p text:style-name="P16">Harry put the plates of egg and bacon on the table, which was difficult as there wasn't much room. </text:p>
          </table:table-cell>
        </table:table-row>
        <table:table-row table:style-name="Table1.1">
          <table:table-cell table:style-name="Table1.A1" office:value-type="string">
            <text:p text:style-name="P17">ἐν δέ τῴ μεταξὺ ὁ Δούδλιος τὰ δῶρα καταριθμησάμενος πολλῇ ἀθυμίᾳ τοὺς τεκόντας ὑποβλέπων Τρίακοντα καὶ ἕξ, ἔφη. δυοῖν οὖν ἐνδεῖ πρὸς τὰ πέρυσιν.</text:p>
          </table:table-cell>
          <table:table-cell table:style-name="Table1.A1" office:value-type="string">
            <text:p text:style-name="P17">Dudley, meanwhile, was counting his presents. <text:line-break/>His face fell. "Thirty-six," he said, looking up at his mother and father. "That's two less than last year."</text:p>
          </table:table-cell>
        </table:table-row>
        <text:soft-page-break/>
        <table:table-row table:style-name="Table1.1">
          <table:table-cell table:style-name="Table1.A1" office:value-type="string">
            <text:p text:style-name="P32">ἡ δ’ Ἀλλ’ ὧ φίλτατ’, ἔφη, οὐκ ἠρίθμηκας τὸ τῇ Μάργῃ δεδομένον·<text:span text:style-name="T11"> ἰδού, ἔστι γὰρ τόδε τὸ ὑπὸ τῷ μεγάλῳ τούτῳ κείμενον ὅπερ ἡ</text:span><text:span text:style-name="T10"> </text:span><text:span text:style-name="T11">μάμμη καὶ ὁ πάππας ἔδομέν σοι.</text:span></text:p>
          </table:table-cell>
          <table:table-cell table:style-name="Table1.A1" office:value-type="string">
            <text:p text:style-name="P17">"Darling, you haven't counted Auntie Marge's present, see, it's here under this big one from Mommy and Daddy."</text:p>
          </table:table-cell>
        </table:table-row>
        <table:table-row table:style-name="Table1.1">
          <table:table-cell table:style-name="Table1.A1" office:value-type="string">
            <text:p text:style-name="P32">Τρίακοντα καὶ ἑπτὰ δῆτ’, ἀπεκρίνατο ἐρυθριῶν. ἐν δέ τούτῳ ὁ<text:span text:style-name="T10"> </text:span>’Ἀρειος ι’δὼν αὐτὸν κατ’ ὀλίγον ὀργιζόμενον καὶ κινδυνεύοντα νεανικὴν εἷς παραφορὰν καὶ μάλιστα Δουδλικὴν ἐμπεσεῖν, τὰ ὄψα</text:p>
            <text:p text:style-name="P32">ἐπείγεται ἐν τάχει καταβροχθίσαι, φοβούμενος μὴ οὗτος τὴν<text:span text:style-name="T10"> </text:span>τράπεζαν ἄνω κάτω στρέψῃ.</text:p>
          </table:table-cell>
          <table:table-cell table:style-name="Table1.A1" office:value-type="string">
            <text:p text:style-name="P17">"All right, thirty-seven then," said Dudley, going red in the face. Harry, who could see a huge Dudley tantrum coming on, began wolfing down his bacon as fast as possible in case Dudley turned the table over.</text:p>
          </table:table-cell>
        </table:table-row>
        <table:table-row table:style-name="Table1.1">
          <table:table-cell table:style-name="Table1.A1" office:value-type="string">
            <text:p text:style-name="P32">καὶ ἡ Πετουνία τοῦ κινδύνου ὀσφραίνεται δηλαδή, καὶ εὐθύς<text:span text:style-name="T10"> </text:span>Ἀλλὰ δύο πρὸς τούτοις ὠνησόμεθά σοι δῶρα τήμερον ἀγοράζοντες·</text:p>
          </table:table-cell>
          <table:table-cell table:style-name="Table1.A1" office:value-type="string">
            <text:p text:style-name="P17">Aunt Petunia obviously scented danger, too, because she said quickly, "And we'll buy you another two presents while we're out today. </text:p>
          </table:table-cell>
        </table:table-row>
        <table:table-row table:style-name="Table1.1">
          <table:table-cell table:style-name="Table1.A1" office:value-type="string">
            <text:p text:style-name="P32"><text:span text:style-name="T10"><text:s/></text:span>ἢ εὖ ἔχει, ὧ ψυχή μου,·<text:span text:style-name="T11"> καὶ δύο γοῦν προσέξεις δῶρα τὸ συμπᾶν. ἆρ’</text:span><text:span text:style-name="T10"> </text:span><text:span text:style-name="T11">οὗ καλῶς ἕχει, ὦ ἆγαπητέ;</text:span></text:p>
            <text:p text:style-name="P32">ὁ δέ διὰ χρόνου ἀπορήσας - οὐ γὰρ ῥᾴδιον ἦν αὐτῷ ἐκλογίζεσθαι<text:span text:style-name="T10"> </text:span>τοιοῦτό τι- βράδεως φθεγγόμενος ’Έξω οὖν, ἔφη, τριάκοντα καί<text:span text:style-name="T10"> </text:span>τριάκοντα καί</text:p>
            <text:p text:style-name="P32">Ἐννέα, ὦ μέλημα τούμόν, ἔφη ἡ Πετουνία.<text:span text:style-name="T10"> </text:span></text:p>
          </table:table-cell>
          <table:table-cell table:style-name="Table1.A1" office:value-type="string">
            <text:p text:style-name="P17">How's that, popkin? Two more presents. Is that all right'' Dudley thought for a moment. It looked like hard work. Finally he said slowly, "So I'll have thirty ... thirty..." "Thirty-nine, sweetums," said Aunt Petunia. </text:p>
          </table:table-cell>
        </table:table-row>
        <table:table-row table:style-name="Table1.1">
          <table:table-cell table:style-name="Table1.A1" office:value-type="string">
            <text:p text:style-name="P32">Εἶέν, ἦ δ’ ὅς, καλῶς ε”χει δῆτα. καὶ πάλιν καθήμενος τὸ πλησίον<text:span text:style-name="T10"> </text:span>ἑαυτῷ δῶρον ἔλαβεν.</text:p>
          </table:table-cell>
          <table:table-cell table:style-name="Table1.A1" office:value-type="string">
            <text:p text:style-name="P17">"Oh." Dudley sat down heavily and grabbed the nearest parcel. "All right then." </text:p>
          </table:table-cell>
        </table:table-row>
        <table:table-row table:style-name="Table1.1">
          <table:table-cell table:style-name="Table1.A1" office:value-type="string">
            <text:p text:style-name="P32">ὁ δέ Δούρσλειος γελάσας Εὖγε, ὧ παῖ, εἶπε καὶ θωπεύων τ’ αὐτὸν<text:span text:style-name="T10"> </text:span>καί τὴν τρίχα κινήσας Βομβάξ, ἐφη, τὸ γὰρ παιδάριον σπουδάζει<text:span text:style-name="T10"> </text:span>περὶ τὰ τίμια οὐχ ἧττον τοῦ πατρός.</text:p>
          </table:table-cell>
          <table:table-cell table:style-name="Table1.A1" office:value-type="string">
            <text:p text:style-name="P17">Uncle Vernon chuckled. "Little tyke wants his money's worth, just like his father. 'Atta boy, Dudley!" He ruffled Dudley's hair. </text:p>
          </table:table-cell>
        </table:table-row>
        <table:table-row table:style-name="Table1.1">
          <table:table-cell table:style-name="Table1.A1" office:value-type="string">
            <text:p text:style-name="P32">ἐνταῦθα δὴ ἐτηλεφώνησέ τις· τῆς δὲ Πετουνίας<text:span text:style-name="T10"> </text:span>ἐξελθούσης, ὁ<text:span text:style-name="T10"> </text:span>Ἄρειος καὶ ὁ Δούρσλειος ἐπισκοποῦσι τὸν Δούδλιον τὰ δῶρα ἐκκαλύπτοντα. καὶ τάδε μὲν ἤδη ἐγεγύμνωτο - λέγω τόν τε δίκυκλον,<text:span text:style-name="T10"> </text:span>καὶ τέχνημα κινηματογραφικόν, καὶ ἀερόσκαφος τηλεχειριστέον, καὶ<text:span text:style-name="T10"> </text:span>ἑκκαίδεκα παίγνια ἠλεκτρονικά, καὶ μηχάνημα τηλεοπτικογραφικὸν<text:span text:style-name="T10"> </text:span>ὃ καί βίντεο καλοῦσιν οἱ νῦν, <text:span text:style-name="T11">ἔ</text:span>τι δ’ ἐγύμνου ὡρολόγιον χρυσοῦν καὶ<text:span text:style-name="T10"> </text:span>ἡ Πετουνία σκυθρωπάζουσα ἐπανῆλθεν ἀπὸ τῆς τηλεφώνης.</text:p>
          </table:table-cell>
          <table:table-cell table:style-name="Table1.A1" office:value-type="string">
            <text:p text:style-name="P17">At that moment the telephone rang and Aunt Petunia went to answer it while Harry and Uncle Vernon watched Dudley unwrap the racing bike, a video camera, a remote control airplane, sixteen new computer games, and a VCR.<text:span text:style-name="T11"> He was ripping the paper off a gold wristwatch when Aunt Petunia came back from the telephone looking both angry and worried. </text:span></text:p>
          </table:table-cell>
        </table:table-row>
        <table:table-row table:style-name="Table1.1">
          <table:table-cell table:style-name="Table1.A1" office:value-type="string">
            <text:p text:style-name="P32">Οἴμοι τῆς κακῆς ἀγγελίας, ἔφη, ὦ Φέρνιον. ἡ γὰρ Συκέα τὸ<text:span text:style-name="T10"> </text:span>σκέλος κατεαγυῐα οὐ δύναται δέξασθαι αὐτόν· τὸν δ’ Ἄρειον<text:span text:style-name="T11"> </text:span>ἐδείκνυ νεύσασα τῇ κεφαλῇ.</text:p>
          </table:table-cell>
          <table:table-cell table:style-name="Table1.A1" office:value-type="string">
            <text:p text:style-name="P17">"Bad news, Vernon," she said. "Mrs. Figg's broken her leg. She can't take him." She jerked her head in Harry's direction.</text:p>
          </table:table-cell>
        </table:table-row>
        <text:soft-page-break/>
        <table:table-row table:style-name="Table1.1">
          <table:table-cell table:style-name="Table1.A1" office:value-type="string">
            <text:p text:style-name="P18">πρὸς δέ τοῦθ’ ὁ μὲν Δούδλιος φόβῳ ἐκπλαγεὶς ἔχασκεν, ὁ δ’ Ἄρειος μάλ ’ ἐθάρρει. καὶγὰρ κατ ’ἔτος ἕκαστον τῶν γενεθλίων ἕνεκα διημέρευον ἐξοδὸν ποιούμενοι αὐτοί θ’ οἱ γονεῖς καί ὁ υἱὸς καί φίλος τις αὐτοῦ ἢ πρὸς κῆπον δημόσιον οῦ τοῖς νέοις ἀρέσκει κινδυνεύειν μετ’ ἀσφαλείας ἢ πρὸς ἇλλαντοπώλην ἦ πρὸς κινηματοθέατρον.</text:p>
          </table:table-cell>
          <table:table-cell table:style-name="Table1.A1" office:value-type="string">
            <text:p text:style-name="P17">Dudley's mouth fell open in horror, but Harry's heart gave a leap. Every year on Dudley's birthday, his parents took him and a friend out for the day, to adventure parks, hamburger restaurants, or the movies.</text:p>
          </table:table-cell>
        </table:table-row>
        <table:table-row table:style-name="Table1.1">
          <table:table-cell table:style-name="Table1.A1" office:value-type="string">
            <text:p text:style-name="P18">Τὸν δ’ ’Ἀρειον ἀεὶ κατ’ οἶκον κατέλειπον, ἐπιτηρουμένης τῆς Συκέας, γυναικὸς γρᾶος καὶ ἕκφρονος, ᾗ οἶκος ἦν οῦ πολλοῦ ἀπέχων, καὶ τόν γε μὲν οἶκον ὁ ’Άρειος πικρῶς ε”φερεν ὄζοντα κακὸν τῶν ῥαφάνων, τὴν δ’ ἄνθρωπον αὐτὴν δίοτι ἀεὶ ἠνάγκαζεν αὐτὸν <text:s/>συνδιασκοπεῖν τὰς φωτογραφίας τὰς ἁπάντων τῶν αἰλούρων ὧν ἔθρεψε πώποτε.</text:p>
          </table:table-cell>
          <table:table-cell table:style-name="Table1.A1" office:value-type="string">
            <text:p text:style-name="P18">Every year, Harry was left behind with Mrs. Figg, a mad old lady who lived two streets away. Harry hated it there. The whole house smelled of cabbage and Mrs. Figg made him look at photographs of all the cats she'd ever owned.</text:p>
          </table:table-cell>
        </table:table-row>
        <table:table-row table:style-name="Table1.1">
          <table:table-cell table:style-name="Table1.A1" office:value-type="string">
            <text:p text:style-name="P18">ἡ δὲ Πετουνία Τί δέ δή, ἔφη ὀξὺ βλέπουσα πρὸς αὐτὸν ὥσπερ πάντ’ ἐπιβουλεύσαντα δήπου, λόγῳ μὲν γὰρ δηλονότι πρέπει οἶκτῖραι ἐκείνην τὸ σκέλος κατεαγυῖαν, ἔργῳ δ’ οὗ ῥᾴδιον αὐτῷ κοσμίως ἔχειν ἐννοουμένῳ ὅτι τὴτές γε λήσουσιν αὐτὸν καὶ<text:span text:style-name="T12"> </text:span>Δρομὰς καὶ Κανάχη Στικτή τε καί Τιγρίς καί Ἀλκή<text:span text:style-name="T12">.</text:span></text:p>
          </table:table-cell>
          <table:table-cell table:style-name="Table1.A1" office:value-type="string">
            <text:p text:style-name="P18">"Now what?" said Aunt Petunia, looking furiously at Harry as though he'd planned this. Harry knew he ought to feel sorry that Mrs. Figg had broken her leg, but it wasn't easy when he reminded himself it would be a whole year before he had to look at Tibbles, Snowy, Mr. Paws, and Tufty again. </text:p>
          </table:table-cell>
        </table:table-row>
        <table:table-row table:style-name="Table1.1">
          <table:table-cell table:style-name="Table1.A1" office:value-type="string">
            <text:p text:style-name="P18">ἀλλ’ ὁ Δούρσλειος εἶπεν <text:span text:style-name="T12">Ἆ</text:span>ρ’ οὐκ <text:span text:style-name="T12">ἔ</text:span>στι τηλεφωνῆσαι τὴν Μάργην, ἡ δέ γυνή <text:span text:style-name="T12">Ἦ</text:span> σὺ εὐηθίζῃ; μισεῖ γὰρ τὸν παῖδα.</text:p>
          </table:table-cell>
          <table:table-cell table:style-name="Table1.A1" office:value-type="string">
            <text:p text:style-name="P18">"We could phone Marge," Uncle Vernon suggested.<text:span text:style-name="T12"> </text:span>"Don't be silly, Vernon, she hates the boy." </text:p>
          </table:table-cell>
        </table:table-row>
        <table:table-row table:style-name="Table1.1">
          <table:table-cell table:style-name="Table1.A1" office:value-type="string">
            <text:p text:style-name="P18">πολλὰ γὰρ τοιαῦτα ἠγόρευον περὶ τοῦ Ἃρείου ὡς περί τινος οῦ παρόντος ἦ καὶ περὶ ζῴου βδελυροῦ δὴ καί ἀναισθήτου κοχλίᾳ γυμνῇ ἐοικότος.</text:p>
          </table:table-cell>
          <table:table-cell table:style-name="Table1.A1" office:value-type="string">
            <text:p text:style-name="P18">The Dursleys often spoke about Harry like this, as though he wasn't there -- or rather, as though he was something very nasty that couldn't understand them, like a slug.</text:p>
          </table:table-cell>
        </table:table-row>
        <table:table-row table:style-name="Table1.1">
          <table:table-cell table:style-name="Table1.A1" office:value-type="string">
            <text:p text:style-name="P18">Ἀλλ’ ἡ δεῖνα, ἡ φίλη σου, ’Ῑώαννα,· ...Ἐκδημεῖ ἐν Πιτυούσσαις.</text:p>
          </table:table-cell>
          <table:table-cell table:style-name="Table1.A1" office:value-type="string">
            <text:p text:style-name="P18">"What about what's-her-name, your friend -- Yvonne?" "On vacation in Majorca," snapped Aunt Petunia. </text:p>
          </table:table-cell>
        </table:table-row>
        <table:table-row table:style-name="Table1.1">
          <table:table-cell table:style-name="Table1.A1" office:value-type="string">
            <text:p text:style-name="P18">ὁ δ’ Ἄρειος Ἀλλ’ <text:span text:style-name="T12">ἔ</text:span>μοιγε οὐ φροντίς, ἔφη, ἐνθάδε καταλελειμένῳ, τοῦτ’ εἰ δοκεῖ ὑμῖν. ἤλπιζε γὰρ λειφθεὶς μελλήσειν τηλεορᾶν ὅ τι βούλοιτο ἢ καί τῷ τοῦ Δουδλίου ὑπολογιστῇ χρῆσθαι.</text:p>
          </table:table-cell>
          <table:table-cell table:style-name="Table1.A1" office:value-type="string">
            <text:p text:style-name="P18">"You could just leave me here," Harry put in hopefully (he'd be able to watch what he wanted on television for a change and maybe even have a go on Dudley's computer). </text:p>
          </table:table-cell>
        </table:table-row>
        <text:soft-page-break/>
        <table:table-row table:style-name="Table1.1">
          <table:table-cell table:style-name="Table1.A1" office:value-type="string">
            <text:p text:style-name="P19">ἡ δέ Πετουνία νᾶπυ βλέπουσα Ἀλλ’ ἐπανελθόντες, ἔφη ἠγριω-μένη, τῆς οἰκίας κατ’ ἄκρας διεφθαρμένης τυχησόμεθα.</text:p>
          </table:table-cell>
          <table:table-cell table:style-name="Table1.A1" office:value-type="string">
            <text:p text:style-name="P18">Aunt Petunia looked as though she'd just swallowed a lemon. "And come back and find the house in ruins?" she snarled. </text:p>
          </table:table-cell>
        </table:table-row>
        <table:table-row table:style-name="Table1.1">
          <table:table-cell table:style-name="Table1.A1" office:value-type="string">
            <text:p text:style-name="P19">ἐκεῖνος δ’ οὐκ ἔφη ἐν νῷ <text:span text:style-name="T13">ἔ</text:span>χειν διαπορθήσειν αὐτήν, οἱ δ’ ἀμελοῦσιν αὐτοῦ.</text:p>
          </table:table-cell>
          <table:table-cell table:style-name="Table1.A1" office:value-type="string">
            <text:p text:style-name="P19">"I won't blow up the house," said Harry, but they weren't listening. </text:p>
          </table:table-cell>
        </table:table-row>
        <table:table-row table:style-name="Table1.1">
          <table:table-cell table:style-name="Table1.A1" office:value-type="string">
            <text:p text:style-name="P19">ἡ δέ Πετουνία χαλεπῶς Οὐδέν ἄρ’ ἐμποδών, ἔφη, μὴ πρὸς μέν τὸν ζωολογικὸν κῆπον ἀγαγεῖν, <text:span text:style-name="T13">ἔ</text:span>ξω δέ παραλιπεῖν ἐν τῷ αὐτοκινήτῳ.</text:p>
          </table:table-cell>
          <table:table-cell table:style-name="Table1.A1" office:value-type="string">
            <text:p text:style-name="P19">"I suppose we could take him to the zoo," said Aunt Petunia slowly, "... and leave him in the car...."</text:p>
          </table:table-cell>
        </table:table-row>
        <table:table-row table:style-name="Table1.1">
          <table:table-cell table:style-name="Table1.A1" office:value-type="string">
            <text:p text:style-name="P19">ὁ δε Δούρσλειος Νεώνητον δέ τοῦτο, οὐδαμῶς ἐάσω ἐκεῖνον ε”νδον μεῖναι ἀφύλακτον.</text:p>
          </table:table-cell>
          <table:table-cell table:style-name="Table1.A1" office:value-type="string">
            <text:p text:style-name="P19"><text:s/>"That car's new, he's not sitting in it alone...."</text:p>
          </table:table-cell>
        </table:table-row>
        <table:table-row table:style-name="Table1.1">
          <table:table-cell table:style-name="Table1.A1" office:value-type="string">
            <text:p text:style-name="P19">καὶ ἐνταῦθα ὁ Δούδλιος δακρύων μὲν πηγὴν ἴέναι ἐδόκει, τῴ δ’ ὄντι οὐκ ἐδάκρυεν, ἅτε δάκρυα ἀληθινὰ πόλλ’ ε”τη οῦκ ἀφεὶς εἶ μὴ πρὸς σόφισμα τοίονδέ τι’ εὖ γὰρ ᾕδει ι’λλῴ που γεγενημένῳ καί πόλλ’ ὀλολύζοντι τὴν μήτερα πάντα δώσουσάν οἱ τὰ ἐπιθυμούμενα.</text:p>
          </table:table-cell>
          <table:table-cell table:style-name="Table1.A1" office:value-type="string">
            <text:p text:style-name="P19">Dudley began to cry loudly. In fact, he wasn't really crying -- it had been years since he'd really cried -- but he knew that if he screwed up his face and wailed, his mother would give him anything he wanted. </text:p>
          </table:table-cell>
        </table:table-row>
        <table:table-row table:style-name="Table1.1">
          <table:table-cell table:style-name="Table1.A1" office:value-type="string">
            <text:p text:style-name="P19">ἠ δέ περιβάλλουσα τὰς χεῖρας, ῶς βρεφυλλίῳ λέγουσα ’Ὠ Δουδλίδιον ἐμόν, ἔφη, ὦ γλύκων, μὴ δάκρυε, ἀντιβολῶ σε.</text:p>
          </table:table-cell>
          <table:table-cell table:style-name="Table1.A1" office:value-type="string">
            <text:p text:style-name="P19">"Dinky Duddydums, don't cry, Mummy won't let him spoil your special day!" she cried, flinging her arms around him. </text:p>
          </table:table-cell>
        </table:table-row>
        <table:table-row table:style-name="Table1.1">
          <table:table-cell table:style-name="Table1.A1" office:value-type="string">
            <text:p text:style-name="P20">ἡ γὰρ μαμμία σου οὐκ ἐάσει τουτονὶ ταράξαι τὰ σὰ γενέθλια, ὁ δέ λύζειν καί δακρύειν προσποιούμενος πολλῶν μετὰ ποιφυγ-μάτων Οὐκ ἐθέλω, ἔφη, αὐτὸν ἥκειν ἀεὶ πάντα διαφθείροντα, λέγων δέ σαρδάνιον ὑπεγέλα τέως προκύπτων διὰ τῶν τῆς μητρὸς ἀγκαλῶν.</text:p>
          </table:table-cell>
          <table:table-cell table:style-name="Table1.A1" office:value-type="string">
            <text:p text:style-name="P21">"I... don't... want... him... t-t-to come!" Dudley yelled between huge, pretend sobs. "He always sp- spoils everything!" He shot Harry a nasty grin through the gap in his mother's arms.</text:p>
          </table:table-cell>
        </table:table-row>
        <table:table-row table:style-name="Table1.1">
          <table:table-cell table:style-name="Table1.A1" office:value-type="string">
            <text:p text:style-name="P22">ἐνταῦθα δὴ ἠχοῦντος τοῦ τῆς θύρας κώδωνος, ἡ Πετουνία μαν·ικῶς ἔχουσα Νὴ τὼ θεώ, ἔφη, ἀλλ’ ἥκουσιν ἤδη. εὐθὺς δέ εἰσέρ-χεται ὁ Πιαρὸς Πολύχους φίλος καί συνήθης ὢν τοῦ Δουδλίου καὶ ἡ μήτηρ αὐτοῦ. ὁ δέ παῖς ἦν ἄσαρκος καὶ ἄχαρις πρόσωπον παρέχων γαλῇ ὁμοιότατονι ὅς γ’ εἴωθε τὰς τὼν ἄλλων χεῖρας ἀποστρέφειν, τοῦ Δουδλίου ἅμα παίοντος. </text:p>
          </table:table-cell>
          <table:table-cell table:style-name="Table1.A1" office:value-type="string">
            <text:p text:style-name="P22">Just then, the doorbell rang -- "Oh, good Lord, they're here!" said Aunt Petunia frantically -- and a moment later, Dudley's best friend, Piers Polkiss, walked in with his mother. Piers was a scrawny boy with a face like a rat. He was usually the one who held people's arms behind their backs while Dudley hit them.</text:p>
          </table:table-cell>
        </table:table-row>
        <text:soft-page-break/>
        <table:table-row table:style-name="Table1.1">
          <table:table-cell table:style-name="Table1.A1" office:value-type="string">
            <text:p text:style-name="P23">Δούδλιος δ’ ἐπαύσατο εὐθὺς τοῦ δακρυρροεῖν προσποιεῖσθαι, τοιγαροῦν οὗ διὰ μακροῦ ὁ ’Άρειος ἐν τῷ αὐτοκινήτῳ τρίτος ἐκάθητο τῷ τῶν Δουρσλείων μετὰ τοῦ Πιαροῦ καὶ τοῦ Δουδλίου τὰ τῆς τύχης ε”τι θαυμάζων ὡς οὔποτ’ εἷς κῆπον ζωολογικὸν ἐπελθών.</text:p>
          </table:table-cell>
          <table:table-cell table:style-name="Table1.A1" office:value-type="string">
            <text:p text:style-name="P23">Dudley stopped pretending to cry at once. Half an hour later, Harry, who couldn't believe his luck, was sitting in the back of the Dursleys' car with Piers and Dudley, on the way to the zoo for the first time in his life. </text:p>
          </table:table-cell>
        </table:table-row>
        <table:table-row table:style-name="Table1.1">
          <table:table-cell table:style-name="Table1.A1" office:value-type="string">
            <text:p text:style-name="P24">καὶ γὰρ τοῦτό γ’ ἐποίησαν οἶ Δούρσλειοι ῶς οὐδέν ἄλλο ἐπινοῆσαι περὶ αὐτοῦ δυνηθέντες.<text:span text:style-name="T14"> </text:span>ἀλλ’ ὅμως πρὶν οἴκοθεν ἆραι μόνῳ ἐκείνῳ εἰρηκὼς ὁ Φερνίων τὸ μέτωπον καταντικρὺ παραθεὶς ἐρυθρώτατον γεγενημένον Παραινῶ σοί, ἔφη, ὦ παῖ, παραινῶ σοὶ τόδ’ ε”γωγε ὡς εἰ γενήσεται πλημμελές καὶ μικρόν τι, δεήσει ἐκεῖ καταμεῖναί σε ἐν τῇ σκευοθηκῇ μέχρι τῶν Χριστουγέννων.</text:p>
          </table:table-cell>
          <table:table-cell table:style-name="Table1.A1" office:value-type="string">
            <text:p text:style-name="P24">His aunt and uncle hadn't been able to think of anything else to do with him, but before they'd left, Uncle Vernon had taken Harry aside. "I'm warning you," he had said, putting his large purple face right up close to Harry's, "I'm warning you now, boy -- any funny business, anything at all -- and you'll be in that cupboard from now until Christmas." </text:p>
          </table:table-cell>
        </table:table-row>
        <table:table-row table:style-name="Table1.1">
          <table:table-cell table:style-name="Table1.A1" office:value-type="string">
            <text:p text:style-name="P24">Ἀλλ’ οὐ μέλλω ποιήσειν οὐδέν, ἦ δ’ ὅς, πιθοῦ μοι.<text:span text:style-name="T15"> </text:span>ὁ δ’ οὐκ ἐπίθετο - οὐδεὶς γὰρ ἐπίστευεν οὐδέποτε τῷ Ἀρείῳ.<text:span text:style-name="T15"> </text:span>πρᾶγμα γὰρ ἠν τῷ Ἁρείῳ τοιόνδε· πολλὰ μὲν δὴ καὶ παράδοξα αὐτοῦ παρόντος θαμὰ ἐγίγνετο, ἀεὶ δέ μάταιον μὴ φάσκειν ἐκπρᾶξαι αὐτά.</text:p>
          </table:table-cell>
          <table:table-cell table:style-name="Table1.A1" office:value-type="string">
            <text:p text:style-name="P24">I'm not going to do anything," said Harry, "honestly.. But Uncle Vernon didn't believe him. No one ever did. The problem was, strange things often happened around Harry and it was just no good telling the Dursleys he didn't make them happen. </text:p>
          </table:table-cell>
        </table:table-row>
        <table:table-row table:style-name="Table1.1">
          <table:table-cell table:style-name="Table1.A1" office:value-type="string">
            <text:p text:style-name="P24">καὶ γὰρ ἄλλοτε ἡ Πετουνία ἐπειδὴ μάλ’ ἠγανάκτει πρὸς αὐτὸν ὡς ἀεὶ ἀπὸ μὲν κουρείου κατελθόντα, δοκοῦντα δέ μὴ κεκάρθαι, τὴν ψαλίδα λαβοῦσα οὕτως ἔκειρε τὴν κόμην αὐτοῦ ὥστε μόνον οὐ φαλακρὸς ἐφαίνετο· ἀπέσχετο γὰρ μὴ κεῖραι τὸ τοῦ μετώπου λάσιον ὡς τὴν οὐλὴν κρύπτον ἐκείνην ἣν ἀτερπεστάτην ἐνόμιζε.</text:p>
          </table:table-cell>
          <table:table-cell table:style-name="Table1.A1" office:value-type="string">
            <text:p text:style-name="P24">Once, Aunt Petunia, tired of Harry coming back from the barbers looking as though he hadn't been at all, had taken a pair of kitchen scissors and cut his hair so short he was almost bald except for his bangs, which she left "to hide that horrible scar."</text:p>
          </table:table-cell>
        </table:table-row>
        <table:table-row table:style-name="Table1.1">
          <table:table-cell table:style-name="Table1.A1" office:value-type="string">
            <text:p text:style-name="P24">τούτου γὰρ ἕνεκα ὁ Δούδλιος μέγα ἐκάχασε κατὰ τὸν ’Ἀρειον ὁ δ’ οὖν ἀγρυπνῶν ὕπαρ ἐννοεῖται οἶα δὴ αὔριον πείσεται τοῖς μαθηταῖς καταγεγελασμένος ἤδη διὰ τό τ’ ἄμορφον τὸ τῆς ἐσθῆτος καὶ τὰ δίοπτρα τὰ ταινίᾳ ἀνωρθωμένα κολλητικῇ.</text:p>
          </table:table-cell>
          <table:table-cell table:style-name="Table1.A1" office:value-type="string">
            <text:p text:style-name="P24"><text:s/>Dudley had laughed himself silly at Harry, who spent a sleepless night imagining school the next day, where he was already laughed at for his baggy clothes and taped glasses.</text:p>
          </table:table-cell>
        </table:table-row>
        <text:soft-page-break/>
        <table:table-row table:style-name="Table1.1">
          <table:table-cell table:style-name="Table1.A1" office:value-type="string">
            <text:p text:style-name="P24">τῇ δ’ ὑστεραία ἐξεγειρόμενος τῆς κόμης ἔτυχεν οὐδέν μεταλλαγμένης ἢ πρὶν κεκάρθαι. μετὰ δὲ ταῦτα δίκην διδοὺς ἐν τῇ σκευοθήκῃ ἠναγκάσθη ἐπτὰ ἡμέρας μεῖναι, καίπερ φράσας ὅτι οῦκ ε”στιν αὐτῷ ἐκφράσαι ὅπως δι’ ἐλαχίστου δὴ ἡ κόμη ἀνέφυ.</text:p>
          </table:table-cell>
          <table:table-cell table:style-name="Table1.A1" office:value-type="string">
            <text:p text:style-name="P24">Next morning, however, he had gotten up to find his hair exactly as it had been before Aunt Petunia had sheared it off He had been given a week in his cupboard for this, even though he had tried to explain that he couldn't explain how it had grown back so quickly.</text:p>
          </table:table-cell>
        </table:table-row>
        <table:table-row table:style-name="Table1.1">
          <table:table-cell table:style-name="Table1.A1" office:value-type="string">
            <text:p text:style-name="P25">ἄλλοτε δέ ἡ Πετουνία ἐβιάζετο αὐτὸν φορῆσαι ἐνδυτόν τι δύσμορφόν τε καὶ σαθρὸν καὶ τῶ Δουδλίῳ κατατετριμμένον ποτέ, οἷον οἱ νῦν πούλοβερ καλοῦσιν. ἐρεοῦν γὰρ ἦν καὶ ὄρφνινον τὸ εἶδος καὶ πεποικιλμένον που θυσάνοις πολλοῖς καὶ ξανθοῖς. ἀλλ’ ὅσῳ μᾶλλον αὕτη ἐπεχείρησε κατασπάσαι ἀμφὶ τὴν κεφαλὴν αὐτοῦ τὸ ἐρεοῦν, τοσούτῳ μικρότερον γενέσθαι ἐδόκει, ὥστε τὸ τέλος φαίν-εσθαι οἷόν τε ἁρμόζειν ἀγάλματι μὲν νευροσπαστικῲ τινί, Ἁρείῳ δ’ οὐδαμῶς. δόξαν μέντοι τῇ Πετουνία πλυνόμενον τὸ πούλοβερ εἷς μικρὸν συνῆχθαι, τούτου γ’ ἄρα τοῦ γεγενημένου ὁ ’Άρειος δίκας οὐ δίδους χάριν ᾔδει μεγίστην δή. </text:p>
          </table:table-cell>
          <table:table-cell table:style-name="Table1.A1" office:value-type="string">
            <text:p text:style-name="P24">Another time, Aunt Petunia had been trying to force him into a revolting old sweater of Dudley's (brown with orange puff balls) -- The harder she tried to pull it over his head, the smaller it seemed to become, until finally it might have fitted a hand puppet, but certainly wouldn't fit Harry. Aunt Petunia had decided it must have shrunk in the wash and, to his great relief, Harry wasn't punished.</text:p>
          </table:table-cell>
        </table:table-row>
        <table:table-row table:style-name="Table1.1">
          <table:table-cell table:style-name="Table1.A1" office:value-type="string">
            <text:p text:style-name="P25"><text:span text:style-name="T16">ἄλλοτε δ' αὖ ἐν διδασκαλείῳ είς μέγαν κακὸν ἑαυτὸν ἐνέβαλεν ἁλοὺς ἐπὶ τῷ κεράμῳ τῷ τοῦ μαγειρείου. οἱ γὰρ ἀμφὶ τὸν Δούδλιον κατ' ἦθος κυνηγετοῦντες αὐτὸν </text:span>ἐδίωκόν ποτε. ὁ δὲ ἐξ ἀπροσδοκ-ήτου ἐπὶ τῇ κάπνῃ καθημένος ε”λαθεν οὐ μόνον τούς ἄλλους ἀλλὰ καί ἑαυτόν<text:span text:style-name="T16">.</text:span></text:p>
          </table:table-cell>
          <table:table-cell table:style-name="Table1.A1" office:value-type="string">
            <text:p text:style-name="P25"><text:s/>On the other hand, he'd gotten into terrible trouble for being found on the roof of the school kitchens. Dudley's gang had been chasing him as usual when, as much to Harry's surprise as anyone else's, there he was sitting on the chimney. </text:p>
          </table:table-cell>
        </table:table-row>
        <table:table-row table:style-name="Table1.1">
          <table:table-cell table:style-name="Table1.A1" office:value-type="string">
            <text:p text:style-name="P25">διὸ ἡ σχολάρχης πάνυ ἀγανακτήσασα δι’ ἐπιστολὴν ἐξήγγειλε τοῖς Δουρσλείοις ὄτι ὁ ’Άρειος ἐπὶ τὰ ἄκρα τοῦ διδασκα-λείου ἀνερριχήσατο. </text:p>
          </table:table-cell>
          <table:table-cell table:style-name="Table1.A1" office:value-type="string">
            <text:p text:style-name="P25">The Dursleys had received a very angry letter from Harry's headmistress telling them Harry had been climbing school buildings<text:span text:style-name="T16">.</text:span></text:p>
          </table:table-cell>
        </table:table-row>
        <table:table-row table:style-name="Table1.1">
          <table:table-cell table:style-name="Table1.A1" office:value-type="string">
            <text:p text:style-name="P25">ἀλλ’ οὗτος οὐκ ἔφη ἐπιχειρῆσαι οὐδέν· ἀναπηδ-ήσας γὰρ μέλλων κρύψεσθαι ὄπισθε τῶν μεγάλων δοχείων τῶν πρὸς τὰ τοῖς μαγείροις ἐκκεκαθαρμένα, ἐξ ἀπροσδοκήτου ὡς ᾤετο, ἐν μέσῳ τῷ πηδήματι μετεωρισθῆναί πως ὑπὸ τοῦ ἀνέμου.<text:span text:style-name="T16"> τοῦτο γοῦν ε”λεγε τῷ θείῳ βοῶν διὰ τῆς τοῦ σκευοφυλακίου θύρας τῆς ἥδη συγκεκλῃμένης.</text:span></text:p>
          </table:table-cell>
          <table:table-cell table:style-name="Table1.A1" office:value-type="string">
            <text:p text:style-name="P25">But all he'd tried to do (as he shouted at Uncle Vernon through the locked door of his cupboard) was jump behind the big trash cans outside the kitchen doors. Harry supposed that the wind must have caught him in mid- jump. </text:p>
          </table:table-cell>
        </table:table-row>
        <text:soft-page-break/>
        <table:table-row table:style-name="Table1.1">
          <table:table-cell table:style-name="Table1.A1" office:value-type="string">
            <text:p text:style-name="P25">ἀλλὰ ταύτῃ γε τῇ ἡμέρᾳ οὐδέν κακόν, ὡς οἴεται, χρὴ γενέσθαι, οὐδ’ αὖ χαλεπῶς φέρει τὸ μετὰ Δουδλίου τε καὶ Πιαροῦ διημερ-εῦσαι, ὡς οὐ μέλλων διατρίψειν οὔτ’ ἐν διδασκαλείῳ οὔτ’ ἐν σκευο-φυλακίῳ οὔτ’ ἐν τῷ τῆς Συκέας δωματίῳ τῴ ῥαφάνων ἀπόζοντι.</text:p>
          </table:table-cell>
          <table:table-cell table:style-name="Table1.A1" office:value-type="string">
            <text:p text:style-name="P25">But today, nothing was going to go wrong. It was even worth being with Dudley and Piers to be spending the day somewhere that wasn't school, his cupboard, or Mrs. Figg's cabbage-smelling living room. </text:p>
          </table:table-cell>
        </table:table-row>
        <table:table-row table:style-name="Table1.1">
          <table:table-cell table:style-name="Table1.A1" office:value-type="string">
            <text:p text:style-name="P25">ἐποχούμενος τοίνυν ὁ Δούρσλειος πόλλ’ ἐσχετλίαζε τῇ γυναικὶ διαλεγόμενος· ἤρεσκε γὰρ αὐτῷ σχετλιάζειν ὡς δεινὰ πάσχοντι πρός τε τῶν ἐν τῴ ἐργαστηρίῳ καὶ πρὸς τοῦ Ἁρείου καὶ πρὸς τῶν βουλευτῶν καὶ πρὸς τοῦ Ἁρείου αὖθις καὶ πρὸς τῶν τραπεζιτ-ευόντων καὶπρὸς τοῦ Ἁρείου πάλιν. περὶγὰρ τῶν τοιούτων μάλισθ’ ἥδετο λόγῳ φιλονικῶν. τήμερον δ’ οῦν περὶ τῶν αὐτοκινήτων δικύκλων ὁ λόγος.</text:p>
          </table:table-cell>
          <table:table-cell table:style-name="Table1.A1" office:value-type="string">
            <text:p text:style-name="P25">While he drove, Uncle Vernon complained to Aunt Petunia. He liked to complain about things: people at work, Harry, the council, Harry, the bank, and Harry were just a few of his favorite subjects. This morning, it was motorcycles. </text:p>
          </table:table-cell>
        </table:table-row>
        <table:table-row table:style-name="Table1.1">
          <table:table-cell table:style-name="Table1.A1" office:value-type="string">
            <text:p text:style-name="P2">’Άγαν γὰρ βρέμονται, ἔφη, οἶ κάκιστ’ ἀπολούμ-ενοι οῦτοι ταχύνοντες ὥσπερ παράκοποι φρενῶν.</text:p>
            <text:p text:style-name="P26">καὶ ὁ ’Άρειος - ἐξαίφνης γὰρ ἐμέμνητο τόδε – Ὠνειροπόλησα δίκυκλον, ἔφη, πετόμενον.</text:p>
            <text:p text:style-name="P26">ὁ δέ Δούρσλειος μονονουχὶ προσέκρουσε τῷ ὀχήματι τῷ ἔμπροσθεν, περιστρεφόμενος δέ πρὸς ’Ἀρειον καὶ τὸ πρόσωπον οἷον γογγυλίδα παρέχων μεγάλην καὶ φοινικῆν καὶ μύστακα ἀνα-φύσασαν βοὴν ὑπέρτονον ἐφίεις Μὴ πέτονται, ἔφη, οἶ δίκυκλοι.</text:p>
          </table:table-cell>
          <table:table-cell table:style-name="Table1.A1" office:value-type="string">
            <text:p text:style-name="P26">Uncle Vernon nearly crashed into the car in front. He turned right around in his seat and yelled at Harry, his face like a gigantic beet with a mustache: "MOTORCYCLES DON'T FLY!" "... roaring along like maniacs, the young hoodlums," he said, as a motorcycle overtook them. </text:p>
          </table:table-cell>
        </table:table-row>
        <table:table-row table:style-name="Table1.1">
          <table:table-cell table:style-name="Table1.A1" office:value-type="string">
            <text:p text:style-name="P26">καὶ ἐπισκωπτόντων Δουδλίου καὶ Πιαροῦ, ὁ Ἄρειος Ὀρθῶς λέγεις, ἔφη, ὠνειροπόλουν γάρ.</text:p>
            <text:p text:style-name="P26">εἰρημένῳ δὲ τοῦτο παραυτίκα μετέμελεν αὐτῷ. οἱ γὰρ Δούρσλειοι τὰ τ’ ἄλλα αὐτῷ ἐνεκάλουν καὶ τὸ περιττὰ ἐπερωτᾶν καὶ δὴ καὶ τὸ ἄγαν διαλέγεσθαι περὶ τὰ μὴ κατὰ λόγον γενόμενα εἴτ’ ὄναρ φαινόμενα εἴτ’ ἐν εἶκόνι γεγραμμένα, δεδιότες δηλαδὴ μή πως σφαλερόν τι μάθῃ.</text:p>
          </table:table-cell>
          <table:table-cell table:style-name="Table1.A1" office:value-type="string">
            <text:p text:style-name="P26">I had a dream about a motorcycle," said Harry, remembering suddenly. "It was flying." </text:p>
            <text:p text:style-name="P26">Dudley and Piers sniggered. </text:p>
            <text:p text:style-name="P26">I know they don't," said Harry. "It was only a dream." </text:p>
            <text:p text:style-name="P26">But he wished he hadn't said anything. If there was one thing the Dursleys hated even more than his asking questions, it was his talking about anything acting in a way it shouldn't, no matter if it was in a dream or even a cartoon -- they seemed to think he might get dangerous ideas. </text:p>
          </table:table-cell>
        </table:table-row>
        <text:soft-page-break/>
        <table:table-row table:style-name="Table1.1">
          <table:table-cell table:style-name="Table1.A1" office:value-type="string">
            <text:p text:style-name="P27">πρὸς δέ τούς κήπους ἄλλοι ξυγκατέβαινον πολλοὶ μετὰ γυναικῶν καὶ παίδων - σχολὴ γὰρ ἦν ἅπασι καὶ πολὺς ἥλιος. οἱ δέ Δούρσλειοι ἥκοντες τῷ μέν Δουδλίῳ καὶ τῷ Πιαρῴ παγωτὰ μεγάλα καὶ σοκολατὰ ἐπρίαντο - παγωτὸν γὰρ καλοῦσιν οἱ ἐνθάδε ἁφρόγαλά τι πεπηγμένον καὶ ἡδυσμένον - Ἁρείῳ δέ ἀδάπανόν τι, γλύκυσμα λέγω κρυστάλλινον λεμωνίου χυμῷ πεποιημένον. καὶ οῦκ ἂν ἔλαβεν οὐδὲ τοῦτέἷ μὴ ἡ παγωτόπωλις ἐκ τῆς ἁμάξης μειδιῶσα ἤρετο τί θέλει, φθάσασα ἐκείνους ἀφέλξοντας αὐτόν.<text:span text:style-name="T17"> ὁ δέ οὐ φαῦλον ε”κρινε τοῦτο περιλιχμώμενος δι’ οῦ ἐθαύμαζον πάντες πίθηκον τὸ κράνιον ἀφθόνως κνώμενον καὶ μάλ’ ὡμοιωμένον τῷ Δουδλίῳ, ὡς ᾤετο, πλὴν ἀλλ’ οὐκ ἦν λευκόθριξ.</text:span></text:p>
          </table:table-cell>
          <table:table-cell table:style-name="Table1.A1" office:value-type="string">
            <text:p text:style-name="P27">It was a very sunny Saturday and the zoo was crowded with families. The Dursleys bought Dudley and Piers large chocolate ice creams at the entrance and then, because the smiling lady in the van had asked Harry what he wanted before they could hurry him away, they bought him a cheap lemon ice pop. It wasn't bad, either, Harry thought, licking it as they watched a gorilla scratching its head who looked remarkably like Dudley, except that it wasn't blond.</text:p>
          </table:table-cell>
        </table:table-row>
        <table:table-row table:style-name="Table1.1">
          <table:table-cell table:style-name="Table1.A1" office:value-type="string">
            <text:p text:style-name="P27">τήμερον δὴ πλέον εὐφραίνεται ἢ ἐκ πολλοῦ. ἐβάδιζε μέντοι ὀλίγον ἀφιστάμενος τῶν Δουρσλείων, εὐλαβούμενος μὴ οἶ παῖδες - μεσημβρίας γὰρ γενομένης προσκορές ἤδη αὐτοῖς ἐγίγνετο τὸ τῶν ζῴων - μὴ ἐπιτρέπωνται πρὸς τὸ μάλιστ’ αὐτοῖς ἀρεσκόντως ἕχον τοῦτ’ ἐστὶ τὸ τύπτειν αὐτόν.</text:p>
          </table:table-cell>
          <table:table-cell table:style-name="Table1.A1" office:value-type="string">
            <text:p text:style-name="P27">Harry had the best morning he'd had in a long time. He was careful to walk a little way apart from the Dursleys so that Dudley and Piers, who were starting to get bored with the animals by lunchtime, wouldn't fall back on their favorite hobby of hitting him.</text:p>
          </table:table-cell>
        </table:table-row>
        <table:table-row table:style-name="Table1.1">
          <table:table-cell table:style-name="Table1.A1" office:value-type="string">
            <text:p text:style-name="P27">δόξαν δὲ ἐδώδιμόν τι λαβεῖν ἐν τῶ τῶν κήπων ἑστιατορίῳ, ὁ Δούδλιος οὕτως ἐδυσχέραινε περὶ τῆς θυλακοδόξης - αὑτὴ ἐστὶ παγωτόν τι παμμέγεθες δή - ὡς πάνυ ὑπὸ μέτρου οὔσης, ὥστε ὁ θεῖος τούτῳ μὲν ἄλλην καί μείζω Ἁρείῳ δέ τὸ λείψανον τῆς ἄρτι ἀφειμένης ε”δωκεν ἐσθίειν.</text:p>
          </table:table-cell>
          <table:table-cell table:style-name="Table1.A1" office:value-type="string">
            <text:p text:style-name="P27">They ate in the zoo restaurant, and when Dudley had a tantrum because his knickerbocker glory didn't have enough ice cream on top, Uncle Vernon bought him another one and Harry was allowed to finish the first. </text:p>
          </table:table-cell>
        </table:table-row>
        <table:table-row table:style-name="Table1.1">
          <table:table-cell table:style-name="Table1.A1" office:value-type="string">
            <text:p text:style-name="P27">ὕστερον δέ λογισάμενος ταῦτα συνῄδει ἑαυτῷ τοσαύτης τῆς εὐποτμίας οὐ διὰ μακροῦ μέλλοντι ἀπολαύσειν.</text:p>
          </table:table-cell>
          <table:table-cell table:style-name="Table1.A1" office:value-type="string">
            <text:p text:style-name="P27">Harry felt, afterward, that he should have known it was all too good to last. </text:p>
          </table:table-cell>
        </table:table-row>
        <table:table-row table:style-name="Table1.1">
          <table:table-cell table:style-name="Table1.A1" office:value-type="string">
            <text:p text:style-name="P27">ἡνίκα δέ δείλη ἐγένετο εἰσῆλθον εἰς οἶκίδιόν τι οῦ ἕρπετα ἐτρέφετο παντοδαπά. ψυχρὸν δὲ ἦν ε”νδον καί σκοτῶδες. καὶ διὰ τῶν θυρίδων τῶν παρὰ τοίχους πεφωτισμένων ἴδοις ἂν γαλεώτας παντοίας καὶ δράκοντας περὶ κλάδους ἢ λίθους ἕρποντας καί ι’λυσ-πωμένους.</text:p>
          </table:table-cell>
          <table:table-cell table:style-name="Table1.A1" office:value-type="string">
            <text:p text:style-name="P27">After lunch they went to the reptile house. It was cool and dark in there, with lit windows all along the walls. Behind the glass, all sorts of lizards and snakes were crawling and slithering over bits of wood and stone. </text:p>
          </table:table-cell>
        </table:table-row>
        <text:soft-page-break/>
        <table:table-row table:style-name="Table1.1">
          <table:table-cell table:style-name="Table1.A1" office:value-type="string">
            <text:p text:style-name="P27">ὁ δέ Δούδλιος καὶ ὁ Πιαρὸς ἐχίδνας μεγάλας καὶ ιὀβόλους ἤλπιζον ὄψεσθαι καὶ πύθωνας παχεῖς καί ἀνθρωπο-κτόνους· ἐκεῖνος δέ ταχέως δράκοντα ηὗρε τὸν τῶν ἐκεῖ μέγιστον.</text:p>
          </table:table-cell>
          <table:table-cell table:style-name="Table1.A1" office:value-type="string">
            <text:p text:style-name="P27">Dudley and Piers wanted to see huge, poisonous cobras and thick, man-crushing pythons.<text:span text:style-name="T17"> Dudley quickly found the largest snake in the place.</text:span></text:p>
          </table:table-cell>
        </table:table-row>
        <table:table-row table:style-name="Table1.1">
          <table:table-cell table:style-name="Table1.A1" office:value-type="string">
            <text:p text:style-name="P27">τηλικοῦτον δὴ φαίης ἂν πεφυκέναι ὥστε δὶς περιελισσόμενον αὐτὸ τὸ τοῦ Δουρσλείου ὄχημα συνθραῦσαι ὡς φορυτοδοχεῖον ποιησ-όμενον. οὐ μὴν οὐδὲ τότε ἤθελε ποιῆσαι τοῦτο, ἐκάθευδε γάρ.</text:p>
          </table:table-cell>
          <table:table-cell table:style-name="Table1.A1" office:value-type="string">
            <text:p text:style-name="P27">It could have wrapped its body twice around Uncle Vernon's car and crushed it into a trash can -- but at the moment it didn't look in the mood. In fact, it was fast asleep.</text:p>
          </table:table-cell>
        </table:table-row>
        <table:table-row table:style-name="Table1.1">
          <table:table-cell table:style-name="Table1.A1" office:value-type="string">
            <text:p text:style-name="P27">ὁ δ’ οὖν Δούδλιος τὰς ῥῖνας παρέχων ὥσπερ πρὸς τὴν ὕαλον κεκολλη-μένας, ἀτενές πρὸς τὰς ἕλικας αὐτοῦ ε”βλεπε μελαίνας καὶ μαρμαιρούσας.</text:p>
          </table:table-cell>
          <table:table-cell table:style-name="Table1.A1" office:value-type="string">
            <text:p text:style-name="P27">Dudley stood with his nose pressed against the glass, staring at the glistening brown coils. </text:p>
          </table:table-cell>
        </table:table-row>
        <table:table-row table:style-name="Table1.1">
          <table:table-cell table:style-name="Table1.A1" office:value-type="string">
            <text:p text:style-name="P27">Πρᾶξον ὅπως κινηθήσεται, εἶπε τῷ πατρί, κρούσαντος δ’ αὐτοῦ πρὸς τὴν ὕαλον, οὐδὲν ἐκινήθη ὁ δράκων.</text:p>
          </table:table-cell>
          <table:table-cell table:style-name="Table1.A1" office:value-type="string">
            <text:p text:style-name="P27">"Make it move," he whined at his father. Uncle Vernon tapped on the glass, but the snake didn't budge. </text:p>
          </table:table-cell>
        </table:table-row>
        <table:table-row table:style-name="Table1.1">
          <table:table-cell table:style-name="Table1.A1" office:value-type="string">
            <text:p text:style-name="P27">καὶ κελευσθέντος μὲν τοῦ πατρὸς αὖθις τὸ αὐτὸ ποιῆσαι, κρού-σαντος δέ αὖθις τοῖς κονδύλοις, ὁ δράκων ε”τι καθεύδει.</text:p>
          </table:table-cell>
          <table:table-cell table:style-name="Table1.A1" office:value-type="string">
            <text:p text:style-name="P28">"Do it again," Dudley ordered. Uncle Vernon rapped the glass smartly with his knuckles, but the snake just snoozed on. </text:p>
          </table:table-cell>
        </table:table-row>
        <table:table-row table:style-name="Table1.1">
          <table:table-cell table:style-name="Table1.A1" office:value-type="string">
            <text:p text:style-name="P28">Δούδλιος μέν οῦν Κεκόρημαι τούτου, ἔφη στένων καὶ ἀπέβη.</text:p>
          </table:table-cell>
          <table:table-cell table:style-name="Table1.A1" office:value-type="string">
            <text:p text:style-name="P28">"This is boring," Dudley moaned. He shuffled away. </text:p>
          </table:table-cell>
        </table:table-row>
        <table:table-row table:style-name="Table1.1">
          <table:table-cell table:style-name="Table1.A1" office:value-type="string">
            <text:p text:style-name="P29"><text:s/>ὁ δ’ ’Ἀρειος πρὸ τῆς ὑάλου ἑστὼς βλέπει πρὸς τὸν δράκοντά οὐ γὰρ ἐθαύμασεν ἂν εἶ οὗτος ἀμέλει κεκορημένος καὶ τέθνηκεν, ὡς οὐδέν δεχόμενος οὐδέποτε πλὴν ἀνθρώπων βλακικῶν τοῖς δακτ-ύλοις πρὸς τὴν ὕαλον ἀεὶ κρουόντων καὶ λυπῆσαι πειρωμένων.</text:p>
          </table:table-cell>
          <table:table-cell table:style-name="Table1.A1" office:value-type="string">
            <text:p text:style-name="P29">Harry moved in front of the tank and looked intently at the snake. He wouldn't have been surprised if it had died of boredom itself -- no company except stupid people drumming their fingers on the glass trying to disturb it all day long.</text:p>
          </table:table-cell>
        </table:table-row>
        <table:table-row table:style-name="Table1.1">
          <table:table-cell table:style-name="Table1.A1" office:value-type="string">
            <text:p text:style-name="P30">κακίων γὰρ ε”δοξεν ἡ τοιαύτη δίαιτα ἢ τὸ ἐν σκευοφυλακίῳ κοιμ-ᾶσθαι δεχόμενον μόνην τὴν Πετουνίαν κρούουσάν τε πρὸς τὴν θύραν καὶ ἐξεγεῖραι πειρωμένην. ἐξεῖναι γὰρ αὐτῷ γοῦν τὴν ἄλλην οἰκίαν περιελθεῖν.</text:p>
          </table:table-cell>
          <table:table-cell table:style-name="Table1.A1" office:value-type="string">
            <text:p text:style-name="P30">It was worse than having a cupboard as a bedroom, where the only visitor was Aunt Petunia hammering on the door to wake you up; at least he got to visit the rest of the house. </text:p>
          </table:table-cell>
        </table:table-row>
        <text:soft-page-break/>
        <table:table-row table:style-name="Table1.1">
          <table:table-cell table:style-name="Table1.A1" office:value-type="string">
            <text:p text:style-name="P34">ὁ δέ δράκων ε”λυσεν ἄφνω τοὺς ὀφθαλμούς. ι’δού· καὶ γὰρ τήν τε κεφαλὴν βραδύτατα ἀνακύψας καὶ τοῦς ὀφθαλμοὺς παρασχὼν ἐξ ἴσου τῷ Ἀρείῳ, ἐσκαρδάμυξεν.<text:span text:style-name="T18"> ὁ δέ τέως μὲν ἀτενέσι τοῖς ὀφθαλμοῖς κέχηνε, ἔπειτα δέ εὐλαβ-ηθεὶς μὴ παρών τις αἴσθηται αὐτοῦ, πάλιν δέ πρὸς ἐκεῖνον ἀπο-βλέψας, ἐσκαρδάμυξε καί αὐτός.</text:span></text:p>
          </table:table-cell>
          <table:table-cell table:style-name="Table1.A1" office:value-type="string">
            <text:p text:style-name="P34">The snake suddenly opened its beady eyes. Slowly, very slowly, it raised its head until its eyes were on a level with Harry's. It winked. Harry stared. Then he looked quickly around to see if anyone was watching. They weren't. He looked back at the snake and winked, too.</text:p>
          </table:table-cell>
        </table:table-row>
        <table:table-row table:style-name="Table1.1">
          <table:table-cell table:style-name="Table1.A1" office:value-type="string">
            <text:p text:style-name="P35">καί νεύσας ὁ δράκων τῇ κεφαλῇ πρὸς τούς Δουρσλείους, καὶ ἐπάνω τὰς ὀφρῦς ἀνασπάσας, πρὸς τὸν ’Ἀρειον ἀφελῶς ἔβλεψεν ὡς βουλόμενος εἰπεῖν ὄτι ’Έμοιγε καθ’ ἡμέραν συμβαίνει ταῦτα.</text:p>
          </table:table-cell>
          <table:table-cell table:style-name="Table1.A1" office:value-type="string">
            <text:p text:style-name="P34">The snake jerked its head toward Uncle Vernon and Dudley, then raised its eyes to the ceiling. It gave Harry a look that said quite plainly: "I get that all the time. </text:p>
          </table:table-cell>
        </table:table-row>
        <table:table-row table:style-name="Table1.1">
          <table:table-cell table:style-name="Table1.A1" office:value-type="string">
            <text:p text:style-name="P35">Ἐγῷδα, ἦ δ’ ὃς τονθορύζων δι’ ὑάλου αὐτῷ, οὐ πεπεισμένος εἶ ἀκούει. Λυπηρὰ γὰρ ταῦτα δηλονότι, ἔφη.</text:p>
          </table:table-cell>
          <table:table-cell table:style-name="Table1.A1" office:value-type="string">
            <text:p text:style-name="P35">"I know," Harry murmured through the glass, though he wasn't sure the snake could hear him. "It must be really annoying." </text:p>
          </table:table-cell>
        </table:table-row>
        <table:table-row table:style-name="Table1.1">
          <table:table-cell table:style-name="Table1.A1" office:value-type="string">
            <text:p text:style-name="P35">ὁ δέ κατένευσε βιαίως.</text:p>
          </table:table-cell>
          <table:table-cell table:style-name="Table1.A1" office:value-type="string">
            <text:p text:style-name="P35">The snake nodded vigorously.</text:p>
          </table:table-cell>
        </table:table-row>
        <table:table-row table:style-name="Table1.1">
          <table:table-cell table:style-name="Table1.A1" office:value-type="string">
            <text:p text:style-name="P35">Πόθεν τῆς γῆς ἦλθες, ε”φη ὁ ’Ἁρειος<text:span text:style-name="T19">; </text:span>ὁ δέ τῇ οὐρᾷ διασείσας γράμματα ε”δειξε πρὸς τῇ ὑάλῳ. παρα-βλέψας οὖν ἐκεῖνος ἀνέγνω τάδε’<text:span text:style-name="T19"> </text:span>Ἠ καλῶς εἶχε τὰ ἐκεῖ; ἔφη.</text:p>
            <text:p text:style-name="P35">τούτου δὲ μάλ’ αὖθις διασείσαντος πρὸς τὰ γράμματα, ὁ Ἄρειος<text:span text:style-name="T19"> </text:span>πλέον ἔτι ἀναγνοὺς ὅτι </text:p>
            <text:p text:style-name="P35">ΤΟΥΤΟ ΤΟ ΖΩῙΟΝ ΕΝ ΚΗΠΟῙΣ<text:span text:style-name="T19"> </text:span>ΕΓΕΝΝΗΘΗ, Οὔκουν, ἔφη, Βρασιλίαν ἐπελήλυθας δῆτα,·</text:p>
          </table:table-cell>
          <table:table-cell table:style-name="Table1.A1" office:value-type="string">
            <text:p text:style-name="P33">"Where do you come from, anyway?" Harry asked. </text:p>
            <text:p text:style-name="P35">The snake jabbed its tail at a little sign next to the glass. Harry peered at it. Boa Constrictor, Brazil. </text:p>
            <text:p text:style-name="P35">"Was it nice there?" The boa constrictor jabbed its tail at the sign again and Harry read on: This specimen was bred in the zoo. "Oh, I see -- so you've never been to Brazil?" </text:p>
          </table:table-cell>
        </table:table-row>
        <table:table-row table:style-name="Table1.1">
          <table:table-cell table:style-name="Table1.A1" office:value-type="string">
            <text:p text:style-name="P35">κατανεύσαντος δ’ αὐτοῦ τοσοῦτ’ ἐθορύβησέ τις ὄπισθεν αὐτῶν ὥστε πάντως φοβεῖν ἀμφοτέρους μεγάλῃ τῇ φώνῃ λέγων ὅτι 1Ὠ</text:p>
            <text:p text:style-name="P35">Δούδλιε, Ὦ Δούρσλειε, δεῦρ’ ἔλθετε· βλέψατε πρὸς τόνδε τὸν δράκοντα. ἄπιστον γὰρ καὶ τερατῶδές τι πάσχει.</text:p>
          </table:table-cell>
          <table:table-cell table:style-name="Table1.A1" office:value-type="string">
            <text:p text:style-name="P35">As the snake shook its head, a deafening shout behind Harry made both of them jump. </text:p>
            <text:p text:style-name="P35">"DUDLEY! MR. DURSLEY! COME AND LOOK AT THIS SNAKE! YOU WON'T BELIEVE WHAT IT'S DOING!" </text:p>
          </table:table-cell>
        </table:table-row>
        <table:table-row table:style-name="Table1.1">
          <table:table-cell table:style-name="Table1.A1" office:value-type="string">
            <text:p text:style-name="P35">ὁ δέ Δούδλιος σαῦλόν περ βαδίζων ὡς δυνατὸν ἦν τάχιστα προσῆλθεν.</text:p>
          </table:table-cell>
          <table:table-cell table:style-name="Table1.A1" office:value-type="string">
            <text:p text:style-name="P35">Dudley came waddling toward them as fast as he could. </text:p>
          </table:table-cell>
        </table:table-row>
        <table:table-row table:style-name="Table1.1">
          <table:table-cell table:style-name="Table1.A1" office:value-type="string">
            <text:p text:style-name="P35">Οὗτος σὺ ἄπιθι ἐκποδών, ἔφη, τὸν δ ’Ἄρειον ἀφύλακτον ἐπιπεσὼν τοσοῦτο ὕβρισε τὰ στέρνα πατάξας ὥστε πρὸς τοῦδαφος ῥάξαι.</text:p>
          </table:table-cell>
          <table:table-cell table:style-name="Table1.A1" office:value-type="string">
            <text:p text:style-name="P35">"Out of the way, you," he said, punching Harry in the ribs. Caught by surprise, Harry fell hard on the concrete floor. </text:p>
          </table:table-cell>
        </table:table-row>
        <text:soft-page-break/>
        <table:table-row table:style-name="Table1.1">
          <table:table-cell table:style-name="Table1.A1" office:value-type="string">
            <text:p text:style-name="P35">τὰ δ’ ἐντεῦθεν οὕτω ταχέως ἐπεγένετο ὥστε μηδένα ἀκριβῶς ι’δεῖν ὅ τι καὶ ξυνέβη. καὶ γὰρ ἐν ἀκαρεῖ ἅμα μὲν ὁ Πιαρὸς καί ὁ Δούδλιος πρὸς τῇ ὑάλῳ ἐπικλινόμενοι παρίσταντο, ἅμα δέ ὑλακτοῦντες ἆνεπεπηδήκεσαν.</text:p>
          </table:table-cell>
          <table:table-cell table:style-name="Table1.A1" office:value-type="string">
            <text:p text:style-name="P35">What came next happened so fast no one saw how it happened -- one second, Piers and Dudley were leaning right up close to the glass, the next, they had leapt back with howls of horror. </text:p>
          </table:table-cell>
        </table:table-row>
        <table:table-row table:style-name="Table1.1">
          <table:table-cell table:style-name="Table1.A1" office:value-type="string">
            <text:p text:style-name="P35">ὁ δ’ Ἄρειος κεχηνὼς ἀνέκυψε τὸ γὰρ ὑάλινον τὸ πρὸ τῆς τοῦ δράκοντος ἕδρας ἔμπροσθεν προβεβλ-ημένον, τοῦτο νῦν δὴ εἰς τὸ πᾶν ἠφάνιστο. τοῦ δέ δράκοντος ἐκείνου σπουδῇ ἐξελιξάμενος τε καί χαμᾶζε ὀλισθάνοντος, οἱ ἐν τῷ οἷκο-δομήματι κεκραγότες ὁμοῦ πρὸς τὰς ἐξοδοῦς πανταχόθεν ἔτρεχον. </text:p>
          </table:table-cell>
          <table:table-cell table:style-name="Table1.A1" office:value-type="string">
            <text:p text:style-name="P35">Harry sat up and gasped; the glass front of the boa constrictor's tank had vanished. The great snake was uncoiling itself rapidly, slithering out onto the floor. People throughout the reptile house screamed and started running for the exits.</text:p>
          </table:table-cell>
        </table:table-row>
        <table:table-row table:style-name="Table1.1">
          <table:table-cell table:style-name="Table1.A1" office:value-type="string">
            <text:p text:style-name="P35">παρολισθάνων δέ ε”δοξε τῴ γε Ἀρείῳ συρίσσων τι μιξο-βαρβάρῳ τῇ φωνῇ φθέγξασθαι ὅτι Φροῦδός εἰμι πρὸς Βρασιλίαν βησόμενος. εὐχαριστῶ σοι, ῶ ἑταῖρε. εἰς τὸ καλόν.</text:p>
          </table:table-cell>
          <table:table-cell table:style-name="Table1.A1" office:value-type="string">
            <text:p text:style-name="P35">As the snake slid swiftly past him, Harry could have sworn a low, hissing voice said, "Brazil, here I come.... Thanksss, amigo."</text:p>
          </table:table-cell>
        </table:table-row>
        <table:table-row table:style-name="Table1.1">
          <table:table-cell table:style-name="Table1.A1" office:value-type="string">
            <text:p text:style-name="P35">ὁ δὲ ἑρπετόφυλαξ καταπεπληγμένος συνεχῶς ἐρωτῶν Ἀλλὰ τὸ ὑάλινον, ἔφη, ποῖ γῆς ἀπηλλάγη; ποῦ τὸ ὑάλινον;</text:p>
          </table:table-cell>
          <table:table-cell table:style-name="Table1.A1" office:value-type="string">
            <text:p text:style-name="P35">The keeper of the reptile house was in shock. </text:p>
            <text:p text:style-name="P35">"But the glass," he kept saying, "where did the glass go?" </text:p>
          </table:table-cell>
        </table:table-row>
        <table:table-row table:style-name="Table1.1">
          <table:table-cell table:style-name="Table1.A1" office:value-type="string">
            <text:p text:style-name="P37">καὶ τῇ μὲν Πετουνία παραμυθησόμενος ὁ ἐπὶ τῶν κήπων αὐτὸς ποτόν τι ἀκεσφόρον θερμὸν καὶ γλυκὺ δίδους - τέϊον δέ τοῦτο καλοῦσι - συγγνώμην παραιτεῖτο. </text:p>
          </table:table-cell>
          <table:table-cell table:style-name="Table1.A1" office:value-type="string">
            <text:p text:style-name="P37">The zoo director himself made Aunt Petunia a cup of strong, sweet tea while he apologized over and over again.</text:p>
          </table:table-cell>
        </table:table-row>
        <text:soft-page-break/>
        <table:table-row table:style-name="Table1.1">
          <table:table-cell table:style-name="Table1.A1" office:value-type="string">
            <text:p text:style-name="P37">ὁ δέ Πιαρὸς καί ὁ Δούδλιος ὅλοι εἶχον πρὸς τῴ μεγάλ’ ι’άχειν. οὐ μὴν ἀλλ’ ἐδόκει τῷ γ’ Ἁρείῳ ὁ δράκων οὐδὲν πρᾶξαι ἐκτὸς εἶ παίζων τι τῶν πτερνῶν αὐτοῖς προσ-εποίησατο ὀδὰξ λαβέσθαι. καίτοι πάλιν καθημένων πάντων ἐν τῷ ὀχήματι, ἐμυθολόγει μὲν ὁ Δούδλιος ὡς ὁ δράκων τὸ σκέλος μονον-ουχὶ ἀπέδηξεν, ἐτραγῴδει δέ ὁ ἕτερος ὡς ἐπενόει ἐν ἕλιξι λαβόμενος σφιγχθέντα ἀποπνῖξαι.<text:line-break/>ἀλλ’ ὃ μάλιστα ἐλύπησεν αὐτὸν τόδ’ ἦν·ἡγήσατο γὰρ Πιαρὸν ἐν ἑαυτῷ γενόμενον <text:s/>εἰρηκέναι ὅτι Ὁ ’Ἀρειος διελέγετο μετ’ αὐτοῦ· ἦ οὐκ ὀρθῶς λέγω, ὦ Ἅρειε, οἰχομένου οὖν οἴκαδε τοῦ Πιαροῦ, μέχρι τούτου γὰρ ἐχρόνιζεν, ὁ<text:span text:style-name="T20"> Δούρσλειος ἐνεργῶς καθήπτετο τοῦ Ἁρείου εἷς τοσοῦτον ὀργῆς ἐληλυθὼς ὥστε μηδὲν ὡς εἰπεῖν αὐδῆσαι·</text:span></text:p>
          </table:table-cell>
          <table:table-cell table:style-name="Table1.A1" office:value-type="string">
            <text:p text:style-name="P37">Piers and Dudley could only gibber. As far as Harry had seen, the snake hadn't done anything except snap playfully at their heels as it passed, but by the time they were all back in Uncle Vernon's car, Dudley was telling them how it had nearly bitten off his leg, while Piers was swearing it had tried to squeeze him to death. But worst of all, for Harry at least, was Piers calming down enough to say, "Harry was talking to it, weren't you, Harry?" Uncle Vernon waited until Piers was safely out of the house before starting on Harry. He was so angry he could hardly speak.</text:p>
          </table:table-cell>
        </table:table-row>
        <table:table-row table:style-name="Table1.1">
          <table:table-cell table:style-name="Table1.A1" office:value-type="string">
            <text:p text:style-name="P37">μόλις δ’ ἀφίετο τὰ ῥήματα τάδε δύσπνους περ ὤν· ’Ἁπιθν πρὸς σκευοφυλάκιον· κατά-μενε αὐτοῦ· ἐδέσματ’ οὐδένα, πρὶν συμπεσεῖν εἷς δίφρον, τῆς χολῆς τοσοῦτο ἐπιζεούσης ὥστε τὴν γυναῖκα ἐδέησεν εὐθὺς δοῦναι αὐτῷ τῆς μετάξης πάνυ πολύ πιεῖν - τοῦτον γὰρ ποιοῦνται τὸν ποτόν οἱ νῦν τὸ πνεῦμα ἀποστάζοντες ἀπὸ τοῦ ἀκράτου.</text:p>
          </table:table-cell>
          <table:table-cell table:style-name="Table1.A1" office:value-type="string">
            <text:p text:style-name="P37">He managed to say, "Go -- cupboard -- stay -- no meals," before he collapsed into a chair, and Aunt Petunia had to run and get him a large brandy. </text:p>
          </table:table-cell>
        </table:table-row>
        <table:table-row table:style-name="Table1.1">
          <table:table-cell table:style-name="Table1.A1" office:value-type="string">
            <text:p text:style-name="P37">ὕστερον δέ ἐν τῷ σκευοφυλακίῳ κατακείμενος καί ὑπὸ μακρῷ ζόφῳ γενόμενος ὁ ’Άρειος σφόδρ’ ἐπόθει ὡρολογίου.</text:p>
          </table:table-cell>
          <table:table-cell table:style-name="Table1.A1" office:value-type="string">
            <text:p text:style-name="P37">Harry lay in his dark cupboard much later, wishing he had a watch. </text:p>
          </table:table-cell>
        </table:table-row>
        <table:table-row table:style-name="Table1.1">
          <table:table-cell table:style-name="Table1.A1" office:value-type="string">
            <text:p text:style-name="P38">τὴν γὰρ ὤραν<text:span text:style-name="T21"> </text:span>οὐκ εἰδώς, οὐδ’ εἷ οἱ Δούρσλειοι ἤδη εἷς ὕπνον κατηνέχθησαν,<text:span text:style-name="T21"> </text:span>ἐφοβεῖτο μὴ οὐ πρὸς τὸ ἀκίνδυνον εἴη τὸ εἷς τούπτάνιον ἕρπειν<text:span text:style-name="T21"> </text:span>σιτησόμενον, μὴ καθευδόντων αὐτῶν<text:span text:style-name="T21">.</text:span></text:p>
          </table:table-cell>
          <table:table-cell table:style-name="Table1.A1" office:value-type="string">
            <text:p text:style-name="P38">He didn't know what time it was and he couldn't be sure the Dursleys were asleep yet. Until they were, he couldn't risk sneaking to the kitchen for some food. </text:p>
          </table:table-cell>
        </table:table-row>
        <table:table-row table:style-name="Table1.1">
          <table:table-cell table:style-name="Table1.A1" office:value-type="string">
            <text:p text:style-name="P41">παρὰ γὰρ τοῖς Δουρσλείοις βίον διῆγεν ε”τος τοῦτο δέκατον, καί<text:span text:style-name="T21"> </text:span>συνῄδει ἀεὶ τεταλαιπωρηκὼς ὅσον χρόνον ἐκ βρεφυλλίου ἐν μνήμῃ<text:span text:style-name="T21"> </text:span>πεφύλαχεν, ἐξ οὗ ἀπέθανον οἱ γονεῖς ἐν τῇ ὀχημάτων συγκρούσει</text:p>
            <text:p text:style-name="P41">ε’κείνῃ. </text:p>
          </table:table-cell>
          <table:table-cell table:style-name="Table1.A1" office:value-type="string">
            <text:p text:style-name="P38">He'd lived with the Dursleys almost ten years, ten miserable years, as long as he could remember, ever since he'd been a baby and his parents had died in that car crash.</text:p>
          </table:table-cell>
        </table:table-row>
        <table:table-row table:style-name="Table1.1">
          <table:table-cell table:style-name="Table1.A1" office:value-type="string">
            <text:p text:style-name="P41">οὗ μὴν οὐδ’ ἐμέμνητο αὐτὸς παρὼν τότε ἐν τῷ ὀχήματι ὅτε<text:span text:style-name="T21"> </text:span>ἐτελεύτησαν·</text:p>
          </table:table-cell>
          <table:table-cell table:style-name="Table1.A1" office:value-type="string">
            <text:p text:style-name="P38">He couldn't remember being in the car when his parents had died.</text:p>
          </table:table-cell>
        </table:table-row>
        <text:soft-page-break/>
        <table:table-row table:style-name="Table1.1">
          <table:table-cell table:style-name="Table1.A1" office:value-type="string">
            <text:p text:style-name="P41">ἀναμιμνησκομένῳ δὲ αὐτῷ ε’νίοτε τοῦ πάλαι εἶργμένῳ<text:span text:style-name="T21"> </text:span>διὸ. μακροῦ ἐν τῷ σκευοφυλακίῳ μόλις εἰσῄει τοιόνδε τι· οὐ<text:span text:style-name="T21"> </text:span>μόνον ἑωρακέναι, ὡς ἐφαίνετο, φῶς τι χλοαυγές ὥσπερ ἀστραπὴν<text:span text:style-name="T21"> </text:span>ἐκλάμπον, ἀλλὰ καὶ τὸ μέτωπον πεπονθέναι ἀφόρητόν τι.</text:p>
          </table:table-cell>
          <table:table-cell table:style-name="Table1.A1" office:value-type="string">
            <text:p text:style-name="P38">Sometimes, when he strained his memory during long hours in his cupboard, he came up with a strange vision: a blinding flash of green light and a burn- ing pain on his forehead.</text:p>
          </table:table-cell>
        </table:table-row>
        <table:table-row table:style-name="Table1.1">
          <table:table-cell table:style-name="Table1.A1" office:value-type="string">
            <text:p text:style-name="P41">ταῦτα<text:span text:style-name="T21"> </text:span>γὰρ εἶναι, ὡς εἰκάσαι, τὰ τῆς συγκρούσεως, πλὴν ἀλλ’ οὐ ξυνιέναι<text:span text:style-name="T21"> </text:span>τὸ χλοαυγὲς ὅθεν γένοιτο.</text:p>
          </table:table-cell>
          <table:table-cell table:style-name="Table1.A1" office:value-type="string">
            <text:p text:style-name="P38">This, he supposed, was the crash, though he couldn't imagine where all the green light came from.</text:p>
          </table:table-cell>
        </table:table-row>
        <table:table-row table:style-name="Table1.1">
          <table:table-cell table:style-name="Table1.A1" office:value-type="string">
            <text:p text:style-name="P41">τῶν δ’ οὖν γονέων οὐδὲν ἐμέμνητο, ἐπεὶ<text:span text:style-name="T21"> </text:span>οἱμὲν<text:span text:style-name="T21"> </text:span>Δούρσλειοι οὐκ ε”λεγον οὐδὲν περὶ αὐτῶν οὐδέποτε, οὐδ’ ἐξῆν<text:span text:style-name="T21"> </text:span>ἐπερωτᾶν δήπου, φωτογραφία δ’ οὐδεμία ὑπῆρξεν αὐτῶν ἐν τῇ οἰκίᾳ.</text:p>
          </table:table-cell>
          <table:table-cell table:style-name="Table1.A1" office:value-type="string">
            <text:p text:style-name="P38">He couldn't remember his parents at all. His aunt and uncle never spoke about them, and of course he was forbidden to ask questions. There were no photographs of them in the house. </text:p>
          </table:table-cell>
        </table:table-row>
        <table:table-row table:style-name="Table1.1">
          <table:table-cell table:style-name="Table1.A1" office:value-type="string">
            <text:p text:style-name="P42">ἐν δέ τῷ πρὸ τοῦ χρόνῳ πόλλ’ ὀνειροπολῶν ἤλπιζε μὲν τῶν ἀναγ-καίων ἆγνωτόν τινα ἀφίξεσθαι διασώσοντα αὐτόν, μάτην δέ.</text:p>
          </table:table-cell>
          <table:table-cell table:style-name="Table1.A1" office:value-type="string">
            <text:p text:style-name="P39">When he had been younger, Harry had dreamed and dreamed of some unknown relation coming to take him away, but it had never happened;</text:p>
          </table:table-cell>
        </table:table-row>
        <table:table-row table:style-name="Table1.1">
          <table:table-cell table:style-name="Table1.A1" office:value-type="string">
            <text:p text:style-name="P42">συγ-γενεῖς γὰρ χωρὶς τῶν Δουρσλείων οὐχ ἔχειν.</text:p>
          </table:table-cell>
          <table:table-cell table:style-name="Table1.A1" office:value-type="string">
            <text:p text:style-name="P39">the Dursleys were his only family.</text:p>
          </table:table-cell>
        </table:table-row>
        <table:table-row table:style-name="Table1.1">
          <table:table-cell table:style-name="Table1.A1" office:value-type="string">
            <text:p text:style-name="P42">ἐνίοτε δέ τῶν τυχ-όντων τις, ὥς γε ἐδόξαζεν ἢ μᾶλλον ὡς ἤλπιζε, καὶ<text:span text:style-name="T21"> </text:span>ἐγνώρισεν<text:span text:style-name="T21"> </text:span>αὐτόν.</text:p>
          </table:table-cell>
          <table:table-cell table:style-name="Table1.A1" office:value-type="string">
            <text:p text:style-name="P39">Yet sometimes he thought (or maybe hoped) that strangers in the street seemed to know him.</text:p>
          </table:table-cell>
        </table:table-row>
        <table:table-row table:style-name="Table1.1">
          <table:table-cell table:style-name="Table1.A1" office:value-type="string">
            <text:p text:style-name="P42">τούτων δέ πολλοὶ βάρβαροι ὄντες σχῆμα βαρβαρικὸν δὴ<text:span text:style-name="T21"> </text:span>παρεῖχον. ποτε μέν γὰρ ἅνθρωπος νᾶνος πιλίδιον φορῶν ὑψηλὸν καὶ</text:p>
            <text:p text:style-name="P42">ιὀειδές προσεκύνησεν αὐτὸν ἀγοράζοντα μετὰ τῆς Πετουνίας καὶ<text:span text:style-name="T21"> </text:span>τοῦ Δουδλίου.</text:p>
          </table:table-cell>
          <table:table-cell table:style-name="Table1.A1" office:value-type="string">
            <text:p text:style-name="P39">Very strange strangers they were, too. A tiny man in a violet top hat had bowed to him once while out shopping with Aunt Petunia and Dudley. </text:p>
          </table:table-cell>
        </table:table-row>
        <table:table-row table:style-name="Table1.1">
          <table:table-cell table:style-name="Table1.A1" office:value-type="string">
            <text:p text:style-name="P42">ἡ δέ ὀργίλως ἐλέγξασα αὐτὸν εἴ γε τὸν ἄνθρωπον<text:span text:style-name="T21"> </text:span>γνωρίζοι, εὐθὺς ἀπέσπασεν αὐτοὺς ἐκ τῆς ἀγορᾶς οὐδέν πριαμένη.</text:p>
          </table:table-cell>
          <table:table-cell table:style-name="Table1.A1" office:value-type="string">
            <text:p text:style-name="P39">After asking Harry furiously if he knew the man, Aunt Petunia had rushed them out of the shop without buying anything.</text:p>
          </table:table-cell>
        </table:table-row>
        <table:table-row table:style-name="Table1.1">
          <table:table-cell table:style-name="Table1.A1" office:value-type="string">
            <text:p text:style-name="P42">ποτὲ δέ γραῦς τραχὺ βλέπουσα καί πράσινα<text:span text:style-name="T22"> </text:span>ἐνδεδυμένη τὰ πάντα ἐν<text:span text:style-name="T21"> </text:span>λεωφορείῳ ἐχειρονόμησεν ὥσπερ φιλοφρονησομένη αὐτόν. πρώην δ ’<text:span text:style-name="T22"> </text:span>αὖ ἄνθρωπός τις φαλακρὸς μέχρι τῶν σφυρῶν πορφυρίδα σύρων<text:span text:style-name="T21"> </text:span>περιέπλεξε μὲν αὑτὸν ἐν τῇ ὁδῷ, ἀπέβη δὲ οὐδὲν φθεγξάμενος.</text:p>
          </table:table-cell>
          <table:table-cell table:style-name="Table1.A1" office:value-type="string">
            <text:p text:style-name="P39">A wild-looking old woman dressed all in green had waved merrily at him once on a bus. A bald man in a very long purple coat had actually shaken his hand in the street the other day and then walked away without a word.</text:p>
          </table:table-cell>
        </table:table-row>
        <table:table-row table:style-name="Table1.1">
          <table:table-cell table:style-name="Table1.A1" office:value-type="string">
            <text:p text:style-name="P42">πρᾶγμα δέ παραδοξότατον ἦν τὸ εὐθὺς ἀφανισθῆναι ἑκάστοτε τοὺς<text:span text:style-name="T21"> </text:span>τοιούτους ὅταν ὁ ’Άρειος ἐπιχειροίη ὁμιλῆσαι μετ’ αὐτῶν.<text:span text:style-name="T21"> </text:span></text:p>
          </table:table-cell>
          <table:table-cell table:style-name="Table1.A1" office:value-type="string">
            <text:p text:style-name="P39">The weirdest thing about all these people was the way they seemed to vanish the second Harry tried to get a closer look. </text:p>
          </table:table-cell>
        </table:table-row>
        <text:soft-page-break/>
        <table:table-row table:style-name="Table1.1">
          <table:table-cell table:style-name="Table1.A1" office:value-type="string">
            <text:p text:style-name="P42">ἐν δέ τῷ διδασκαλείῳ οὐδεὶς παρίστατο τῷ Ἁρείῳ. πάντες γὰρ<text:span text:style-name="T21"> </text:span>οἷ φοιτῶντες ᾔδεσαν τοὺς ἀμφὶ τὸν Δούδλιον μισοῦντας ἐκεῖνον τὸν<text:span text:style-name="T21"> </text:span>ἱμάτιά τε μείζω ὑπερ τὰ νόμιμα ἔχοντα καὶ διερρηγμένα τὰ δίοπ-τρα· καῖ μὴν οὐδεὶς ἤθελεν ἀπᾴδειν ἀπ’ ἐκείνων.</text:p>
          </table:table-cell>
          <table:table-cell table:style-name="Table1.A1" office:value-type="string">
            <text:p text:style-name="P39">At school, Harry had no one. Everybody knew that Dudley's gang hated that odd Harry Potter in his baggy old clothes and broken glasses, and nobody liked to disagree with Dudley's gang.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1:27:51.786000000</meta:creation-date>
    <meta:generator>LibreOffice/7.1.5.2$Windows_X86_64 LibreOffice_project/85f04e9f809797b8199d13c421bd8a2b025d52b5</meta:generator>
    <dc:date>2023-09-01T16:45:26.644000000</dc:date>
    <meta:editing-duration>PT1H37M58S</meta:editing-duration>
    <meta:editing-cycles>26</meta:editing-cycles>
    <meta:document-statistic meta:table-count="1" meta:image-count="0" meta:object-count="0" meta:page-count="17" meta:paragraph-count="241" meta:word-count="6981" meta:character-count="40845" meta:non-whitespace-character-count="34009"/>
  </office:meta>
</office:document-meta>
</file>